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erif CN" svg:font-family="'Source Han Serif CN'" style:font-family-generic="system" style:font-pitch="variable"/>
  </office:font-face-decls>
  <office:automatic-styles>
    <style:style style:name="co1" style:family="table-column">
      <style:table-column-properties fo:break-before="auto" style:column-width="11.231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3.1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fo:background-color="transparent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82ffba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1d1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d85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d85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0.74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82ffba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1d1"/>
    </style:style>
    <style:style style:name="ce13" style:family="table-cell" style:parent-style-name="Default">
      <style:map style:condition="cell-content()&gt;20" style:apply-style-name="Bad" style:base-cell-address="data_sizes.B87"/>
    </style:style>
    <style:style style:name="ce14" style:family="table-cell" style:parent-style-name="Default" style:data-style-name="N124"/>
    <style:style style:name="ce15" style:family="table-cell" style:parent-style-name="Default">
      <style:table-cell-properties fo:border-bottom="0.74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9"/>
          <table:table-cell table:style-name="ce15"/>
          <table:table-cell table:style-name="ce16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Sequence Bioinformatics Group Project – Dataset sizes</text:p>
          </table:table-cell>
          <table:table-cell table:style-name="ce9"/>
          <table:table-cell table:style-name="ce15"/>
          <table:table-cell table:style-name="ce1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NOTE: If the size is red, then download via prefetch is not possible.</text:p>
          </table:table-cell>
          <table:table-cell table:style-name="ce10"/>
          <table:table-cell table:style-name="ce4"/>
          <table:table-cell table:style-name="ce17" office:value-type="string" calcext:value-type="string">
            <text:p>Download time estimate in hours at 1 MB/s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 calcext:value-type="string">
            <text:p>TOTAL SIZE (without Human Gut 1)</text:p>
          </table:table-cell>
          <table:table-cell table:style-name="ce11" table:formula="of:=[.B19]+[.B85]+[.B137]+[.B173]" office:value-type="float" office:value="1779.23683007813" calcext:value-type="float">
            <text:p>1779</text:p>
          </table:table-cell>
          <table:table-cell table:style-name="ce3" office:value-type="string" calcext:value-type="string">
            <text:p><text:s/>GB</text:p>
          </table:table-cell>
          <table:table-cell table:style-name="ce18" table:formula="of:=[.B4]*1024/60/60" office:value-type="float" office:value="506.094031666667" calcext:value-type="float">
            <text:p>506,1</text:p>
          </table:table-cell>
          <table:table-cell table:style-name="ce4" table:number-columns-repeated="2"/>
        </table:table-row>
        <table:table-row table:style-name="ro3" table:number-rows-repeated="2">
          <table:table-cell table:style-name="ce4"/>
          <table:table-cell table:style-name="ce7" table:number-columns-repeated="2"/>
          <table:table-cell table:style-name="ce18"/>
          <table:table-cell table:style-name="ce4" table:number-columns-repeated="2"/>
        </table:table-row>
        <table:table-row table:style-name="ro3">
          <table:table-cell table:style-name="ce5" office:value-type="string" calcext:value-type="string">
            <text:p>HUMAN GUT 1 total</text:p>
          </table:table-cell>
          <table:table-cell table:style-name="ce12" office:value-type="string" calcext:value-type="string">
            <text:p>nan</text:p>
          </table:table-cell>
          <table:table-cell table:style-name="ce12"/>
          <table:table-cell table:style-name="ce18"/>
          <table:table-cell table:number-columns-repeated="2"/>
        </table:table-row>
        <table:table-row table:style-name="ro3">
          <table:table-cell table:style-name="ce6" office:value-type="string" calcext:value-type="string">
            <text:p>human_gut_1 mngs</text:p>
          </table:table-cell>
          <table:table-cell table:style-name="ce6" office:value-type="string" calcext:value-type="string">
            <text:p>nan</text:p>
          </table:table-cell>
          <table:table-cell table:style-name="ce6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CRR344868</text:p>
          </table:table-cell>
          <table:table-cell office:value-type="string" calcext:value-type="string">
            <text:p>nan</text:p>
          </table:table-cell>
          <table:table-cell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CRR344869</text:p>
          </table:table-cell>
          <table:table-cell office:value-type="string" calcext:value-type="string">
            <text:p>nan</text:p>
          </table:table-cell>
          <table:table-cell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CRR344870</text:p>
          </table:table-cell>
          <table:table-cell office:value-type="string" calcext:value-type="string">
            <text:p>nan</text:p>
          </table:table-cell>
          <table:table-cell/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8"/>
          <table:table-cell table:number-columns-repeated="2"/>
        </table:table-row>
        <table:table-row table:style-name="ro3">
          <table:table-cell table:style-name="ce6" office:value-type="string" calcext:value-type="string">
            <text:p>human_gut_1 hifi</text:p>
          </table:table-cell>
          <table:table-cell table:style-name="ce6" office:value-type="string" calcext:value-type="string">
            <text:p>nan</text:p>
          </table:table-cell>
          <table:table-cell table:style-name="ce6"/>
          <table:table-cell table:style-name="ce18"/>
          <table:table-cell table:number-columns-repeated="2"/>
        </table:table-row>
        <table:table-row table:style-name="ro3">
          <table:table-cell table:style-name="ce7" office:value-type="string" calcext:value-type="string">
            <text:p>CRR344871</text:p>
          </table:table-cell>
          <table:table-cell table:style-name="ce7" office:value-type="string" calcext:value-type="string">
            <text:p>nan</text:p>
          </table:table-cell>
          <table:table-cell table:style-name="ce7"/>
          <table:table-cell table:style-name="ce18"/>
          <table:table-cell table:number-columns-repeated="2"/>
        </table:table-row>
        <table:table-row table:style-name="ro3">
          <table:table-cell table:style-name="ce7" office:value-type="string" calcext:value-type="string">
            <text:p>CRR344872</text:p>
          </table:table-cell>
          <table:table-cell table:style-name="ce7" office:value-type="string" calcext:value-type="string">
            <text:p>nan</text:p>
          </table:table-cell>
          <table:table-cell table:style-name="ce7"/>
          <table:table-cell table:style-name="ce18"/>
          <table:table-cell table:number-columns-repeated="2"/>
        </table:table-row>
        <table:table-row table:style-name="ro3">
          <table:table-cell table:style-name="ce7" office:value-type="string" calcext:value-type="string">
            <text:p>CRR344873</text:p>
          </table:table-cell>
          <table:table-cell table:style-name="ce7" office:value-type="string" calcext:value-type="string">
            <text:p>nan</text:p>
          </table:table-cell>
          <table:table-cell table:style-name="ce7"/>
          <table:table-cell table:style-name="ce18"/>
          <table:table-cell table:number-columns-repeated="2"/>
        </table:table-row>
        <table:table-row table:style-name="ro3" table:number-rows-repeated="2">
          <table:table-cell table:number-columns-repeated="3"/>
          <table:table-cell table:style-name="ce18"/>
          <table:table-cell table:number-columns-repeated="2"/>
        </table:table-row>
        <table:table-row table:style-name="ro3">
          <table:table-cell table:style-name="ce5" office:value-type="string" calcext:value-type="string">
            <text:p>HUMAN GUT 2 total</text:p>
          </table:table-cell>
          <table:table-cell table:style-name="ce5" table:formula="of:=[.B20]+[.B52]" office:value-type="float" office:value="216.641" calcext:value-type="float">
            <text:p>216,641</text:p>
          </table:table-cell>
          <table:table-cell table:style-name="ce5" office:value-type="string" calcext:value-type="string">
            <text:p><text:s/>GB</text:p>
          </table:table-cell>
          <table:table-cell table:style-name="ce18" table:formula="of:=[.B19]*1024/60/60" office:value-type="float" office:value="61.6223288888889" calcext:value-type="float">
            <text:p>61,6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>
            <text:p>human_gut_2 mngs</text:p>
          </table:table-cell>
          <table:table-cell table:style-name="ce8" table:formula="of:=SUM([.B21:.B50])" office:value-type="float" office:value="76.813" calcext:value-type="float">
            <text:p>76,813</text:p>
          </table:table-cell>
          <table:table-cell table:style-name="ce8" office:value-type="string" calcext:value-type="string">
            <text:p><text:s/>GB</text:p>
          </table:table-cell>
          <table:table-cell table:style-name="ce18" table:formula="of:=[.B20]*1024/60/60" office:value-type="float" office:value="21.8490311111111" calcext:value-type="float">
            <text:p>21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79</text:p>
          </table:table-cell>
          <table:table-cell office:value-type="float" office:value="3.563" calcext:value-type="float">
            <text:p>3,563</text:p>
          </table:table-cell>
          <table:table-cell office:value-type="string" calcext:value-type="string">
            <text:p><text:s/>GB</text:p>
          </table:table-cell>
          <table:table-cell table:style-name="ce18" table:formula="of:=[.B21]*1024/60/60" office:value-type="float" office:value="1.01347555555556" calcext:value-type="float">
            <text:p>1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78</text:p>
          </table:table-cell>
          <table:table-cell office:value-type="float" office:value="2.157" calcext:value-type="float">
            <text:p>2,157</text:p>
          </table:table-cell>
          <table:table-cell office:value-type="string" calcext:value-type="string">
            <text:p><text:s/>GB</text:p>
          </table:table-cell>
          <table:table-cell table:style-name="ce18" table:formula="of:=[.B22]*1024/60/60" office:value-type="float" office:value="0.613546666666667" calcext:value-type="float">
            <text:p>0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10</text:p>
          </table:table-cell>
          <table:table-cell office:value-type="float" office:value="2.089" calcext:value-type="float">
            <text:p>2,089</text:p>
          </table:table-cell>
          <table:table-cell office:value-type="string" calcext:value-type="string">
            <text:p><text:s/>GB</text:p>
          </table:table-cell>
          <table:table-cell table:style-name="ce18" table:formula="of:=[.B23]*1024/60/60" office:value-type="float" office:value="0.594204444444445" calcext:value-type="float">
            <text:p>0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0956</text:p>
          </table:table-cell>
          <table:table-cell office:value-type="float" office:value="2.303" calcext:value-type="float">
            <text:p>2,303</text:p>
          </table:table-cell>
          <table:table-cell office:value-type="string" calcext:value-type="string">
            <text:p><text:s/>GB</text:p>
          </table:table-cell>
          <table:table-cell table:style-name="ce18" table:formula="of:=[.B24]*1024/60/60" office:value-type="float" office:value="0.655075555555556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25</text:p>
          </table:table-cell>
          <table:table-cell office:value-type="float" office:value="2.517" calcext:value-type="float">
            <text:p>2,517</text:p>
          </table:table-cell>
          <table:table-cell office:value-type="string" calcext:value-type="string">
            <text:p><text:s/>GB</text:p>
          </table:table-cell>
          <table:table-cell table:style-name="ce18" table:formula="of:=[.B25]*1024/60/60" office:value-type="float" office:value="0.715946666666667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90</text:p>
          </table:table-cell>
          <table:table-cell office:value-type="float" office:value="2.478" calcext:value-type="float">
            <text:p>2,478</text:p>
          </table:table-cell>
          <table:table-cell office:value-type="string" calcext:value-type="string">
            <text:p><text:s/>GB</text:p>
          </table:table-cell>
          <table:table-cell table:style-name="ce18" table:formula="of:=[.B26]*1024/60/60" office:value-type="float" office:value="0.704853333333333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79</text:p>
          </table:table-cell>
          <table:table-cell office:value-type="float" office:value="1.831" calcext:value-type="float">
            <text:p>1,831</text:p>
          </table:table-cell>
          <table:table-cell office:value-type="string" calcext:value-type="string">
            <text:p><text:s/>GB</text:p>
          </table:table-cell>
          <table:table-cell table:style-name="ce18" table:formula="of:=[.B27]*1024/60/60" office:value-type="float" office:value="0.520817777777778" calcext:value-type="float">
            <text:p>0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68</text:p>
          </table:table-cell>
          <table:table-cell office:value-type="float" office:value="2.357" calcext:value-type="float">
            <text:p>2,357</text:p>
          </table:table-cell>
          <table:table-cell office:value-type="string" calcext:value-type="string">
            <text:p><text:s/>GB</text:p>
          </table:table-cell>
          <table:table-cell table:style-name="ce18" table:formula="of:=[.B28]*1024/60/60" office:value-type="float" office:value="0.670435555555556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57</text:p>
          </table:table-cell>
          <table:table-cell office:value-type="float" office:value="2.611" calcext:value-type="float">
            <text:p>2,611</text:p>
          </table:table-cell>
          <table:table-cell office:value-type="string" calcext:value-type="string">
            <text:p><text:s/>GB</text:p>
          </table:table-cell>
          <table:table-cell table:style-name="ce18" table:formula="of:=[.B29]*1024/60/60" office:value-type="float" office:value="0.742684444444445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46</text:p>
          </table:table-cell>
          <table:table-cell office:value-type="float" office:value="2.563" calcext:value-type="float">
            <text:p>2,563</text:p>
          </table:table-cell>
          <table:table-cell office:value-type="string" calcext:value-type="string">
            <text:p><text:s/>GB</text:p>
          </table:table-cell>
          <table:table-cell table:style-name="ce18" table:formula="of:=[.B30]*1024/60/60" office:value-type="float" office:value="0.729031111111111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77</text:p>
          </table:table-cell>
          <table:table-cell office:value-type="float" office:value="2.373" calcext:value-type="float">
            <text:p>2,373</text:p>
          </table:table-cell>
          <table:table-cell office:value-type="string" calcext:value-type="string">
            <text:p><text:s/>GB</text:p>
          </table:table-cell>
          <table:table-cell table:style-name="ce18" table:formula="of:=[.B31]*1024/60/60" office:value-type="float" office:value="0.674986666666667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10</text:p>
          </table:table-cell>
          <table:table-cell office:value-type="float" office:value="2.365" calcext:value-type="float">
            <text:p>2,365</text:p>
          </table:table-cell>
          <table:table-cell office:value-type="string" calcext:value-type="string">
            <text:p><text:s/>GB</text:p>
          </table:table-cell>
          <table:table-cell table:style-name="ce18" table:formula="of:=[.B32]*1024/60/60" office:value-type="float" office:value="0.672711111111111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99</text:p>
          </table:table-cell>
          <table:table-cell office:value-type="float" office:value="2.579" calcext:value-type="float">
            <text:p>2,579</text:p>
          </table:table-cell>
          <table:table-cell office:value-type="string" calcext:value-type="string">
            <text:p><text:s/>GB</text:p>
          </table:table-cell>
          <table:table-cell table:style-name="ce18" table:formula="of:=[.B33]*1024/60/60" office:value-type="float" office:value="0.733582222222222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60</text:p>
          </table:table-cell>
          <table:table-cell office:value-type="float" office:value="2.363" calcext:value-type="float">
            <text:p>2,363</text:p>
          </table:table-cell>
          <table:table-cell office:value-type="string" calcext:value-type="string">
            <text:p><text:s/>GB</text:p>
          </table:table-cell>
          <table:table-cell table:style-name="ce18" table:formula="of:=[.B34]*1024/60/60" office:value-type="float" office:value="0.672142222222222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49</text:p>
          </table:table-cell>
          <table:table-cell office:value-type="float" office:value="2.605" calcext:value-type="float">
            <text:p>2,605</text:p>
          </table:table-cell>
          <table:table-cell office:value-type="string" calcext:value-type="string">
            <text:p><text:s/>GB</text:p>
          </table:table-cell>
          <table:table-cell table:style-name="ce18" table:formula="of:=[.B35]*1024/60/60" office:value-type="float" office:value="0.740977777777778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38</text:p>
          </table:table-cell>
          <table:table-cell office:value-type="float" office:value="2.497" calcext:value-type="float">
            <text:p>2,497</text:p>
          </table:table-cell>
          <table:table-cell office:value-type="string" calcext:value-type="string">
            <text:p><text:s/>GB</text:p>
          </table:table-cell>
          <table:table-cell table:style-name="ce18" table:formula="of:=[.B36]*1024/60/60" office:value-type="float" office:value="0.710257777777778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0999</text:p>
          </table:table-cell>
          <table:table-cell office:value-type="float" office:value="3.017" calcext:value-type="float">
            <text:p>3,017</text:p>
          </table:table-cell>
          <table:table-cell office:value-type="string" calcext:value-type="string">
            <text:p><text:s/>GB</text:p>
          </table:table-cell>
          <table:table-cell table:style-name="ce18" table:formula="of:=[.B37]*1024/60/60" office:value-type="float" office:value="0.858168888888889" calcext:value-type="float">
            <text:p>0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0988</text:p>
          </table:table-cell>
          <table:table-cell office:value-type="float" office:value="2.718" calcext:value-type="float">
            <text:p>2,718</text:p>
          </table:table-cell>
          <table:table-cell office:value-type="string" calcext:value-type="string">
            <text:p><text:s/>GB</text:p>
          </table:table-cell>
          <table:table-cell table:style-name="ce18" table:formula="of:=[.B38]*1024/60/60" office:value-type="float" office:value="0.77312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32</text:p>
          </table:table-cell>
          <table:table-cell office:value-type="float" office:value="2.526" calcext:value-type="float">
            <text:p>2,526</text:p>
          </table:table-cell>
          <table:table-cell office:value-type="string" calcext:value-type="string">
            <text:p><text:s/>GB</text:p>
          </table:table-cell>
          <table:table-cell table:style-name="ce18" table:formula="of:=[.B39]*1024/60/60" office:value-type="float" office:value="0.718506666666667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21</text:p>
          </table:table-cell>
          <table:table-cell office:value-type="float" office:value="2.879" calcext:value-type="float">
            <text:p>2,879</text:p>
          </table:table-cell>
          <table:table-cell office:value-type="string" calcext:value-type="string">
            <text:p><text:s/>GB</text:p>
          </table:table-cell>
          <table:table-cell table:style-name="ce18" table:formula="of:=[.B40]*1024/60/60" office:value-type="float" office:value="0.818915555555556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9</text:p>
          </table:table-cell>
          <table:table-cell office:value-type="float" office:value="2.713" calcext:value-type="float">
            <text:p>2,713</text:p>
          </table:table-cell>
          <table:table-cell office:value-type="string" calcext:value-type="string">
            <text:p><text:s/>GB</text:p>
          </table:table-cell>
          <table:table-cell table:style-name="ce18" table:formula="of:=[.B41]*1024/60/60" office:value-type="float" office:value="0.771697777777778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8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<text:s/>GB</text:p>
          </table:table-cell>
          <table:table-cell table:style-name="ce18" table:formula="of:=[.B42]*1024/60/60" office:value-type="float" office:value="0.654222222222222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7</text:p>
          </table:table-cell>
          <table:table-cell office:value-type="float" office:value="2.713" calcext:value-type="float">
            <text:p>2,713</text:p>
          </table:table-cell>
          <table:table-cell office:value-type="string" calcext:value-type="string">
            <text:p><text:s/>GB</text:p>
          </table:table-cell>
          <table:table-cell table:style-name="ce18" table:formula="of:=[.B43]*1024/60/60" office:value-type="float" office:value="0.771697777777778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89</text:p>
          </table:table-cell>
          <table:table-cell office:value-type="float" office:value="2.864" calcext:value-type="float">
            <text:p>2,864</text:p>
          </table:table-cell>
          <table:table-cell office:value-type="string" calcext:value-type="string">
            <text:p><text:s/>GB</text:p>
          </table:table-cell>
          <table:table-cell table:style-name="ce18" table:formula="of:=[.B44]*1024/60/60" office:value-type="float" office:value="0.814648888888889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78</text:p>
          </table:table-cell>
          <table:table-cell office:value-type="float" office:value="2.855" calcext:value-type="float">
            <text:p>2,855</text:p>
          </table:table-cell>
          <table:table-cell office:value-type="string" calcext:value-type="string">
            <text:p><text:s/>GB</text:p>
          </table:table-cell>
          <table:table-cell table:style-name="ce18" table:formula="of:=[.B45]*1024/60/60" office:value-type="float" office:value="0.812088888888889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67</text:p>
          </table:table-cell>
          <table:table-cell office:value-type="float" office:value="2.457" calcext:value-type="float">
            <text:p>2,457</text:p>
          </table:table-cell>
          <table:table-cell office:value-type="string" calcext:value-type="string">
            <text:p><text:s/>GB</text:p>
          </table:table-cell>
          <table:table-cell table:style-name="ce18" table:formula="of:=[.B46]*1024/60/60" office:value-type="float" office:value="0.69888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68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<text:s/>GB</text:p>
          </table:table-cell>
          <table:table-cell table:style-name="ce18" table:formula="of:=[.B47]*1024/60/60" office:value-type="float" office:value="0.662755555555556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57</text:p>
          </table:table-cell>
          <table:table-cell office:value-type="float" office:value="2.689" calcext:value-type="float">
            <text:p>2,689</text:p>
          </table:table-cell>
          <table:table-cell office:value-type="string" calcext:value-type="string">
            <text:p><text:s/>GB</text:p>
          </table:table-cell>
          <table:table-cell table:style-name="ce18" table:formula="of:=[.B48]*1024/60/60" office:value-type="float" office:value="0.764871111111111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0978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<text:s/>GB</text:p>
          </table:table-cell>
          <table:table-cell table:style-name="ce18" table:formula="of:=[.B49]*1024/60/60" office:value-type="float" office:value="0.779377777777778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0967</text:p>
          </table:table-cell>
          <table:table-cell office:value-type="float" office:value="2.761" calcext:value-type="float">
            <text:p>2,761</text:p>
          </table:table-cell>
          <table:table-cell office:value-type="string" calcext:value-type="string">
            <text:p><text:s/>GB</text:p>
          </table:table-cell>
          <table:table-cell table:style-name="ce18" table:formula="of:=[.B50]*1024/60/60" office:value-type="float" office:value="0.785351111111111" calcext:value-type="float">
            <text:p>0,8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8"/>
          <table:table-cell table:number-columns-repeated="2"/>
        </table:table-row>
        <table:table-row table:style-name="ro3">
          <table:table-cell table:style-name="ce8" office:value-type="string" calcext:value-type="string">
            <text:p>human_gut_2 nanopore</text:p>
          </table:table-cell>
          <table:table-cell table:style-name="ce8" table:formula="of:=SUM([.B53:.B82])" office:value-type="float" office:value="139.828" calcext:value-type="float">
            <text:p>139,828</text:p>
          </table:table-cell>
          <table:table-cell table:style-name="ce8" office:value-type="string" calcext:value-type="string">
            <text:p><text:s/>GB</text:p>
          </table:table-cell>
          <table:table-cell table:style-name="ce18" table:formula="of:=[.B52]*1024/60/60" office:value-type="float" office:value="39.7732977777778" calcext:value-type="float">
            <text:p>39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8</text:p>
          </table:table-cell>
          <table:table-cell office:value-type="float" office:value="3.897" calcext:value-type="float">
            <text:p>3,897</text:p>
          </table:table-cell>
          <table:table-cell office:value-type="string" calcext:value-type="string">
            <text:p><text:s/>GB</text:p>
          </table:table-cell>
          <table:table-cell table:style-name="ce18" table:formula="of:=[.B53]*1024/60/60" office:value-type="float" office:value="1.10848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7</text:p>
          </table:table-cell>
          <table:table-cell office:value-type="float" office:value="3.574" calcext:value-type="float">
            <text:p>3,574</text:p>
          </table:table-cell>
          <table:table-cell office:value-type="string" calcext:value-type="string">
            <text:p><text:s/>GB</text:p>
          </table:table-cell>
          <table:table-cell table:style-name="ce18" table:formula="of:=[.B54]*1024/60/60" office:value-type="float" office:value="1.01660444444444" calcext:value-type="float">
            <text:p>1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6</text:p>
          </table:table-cell>
          <table:table-cell office:value-type="float" office:value="9.447" calcext:value-type="float">
            <text:p>9,447</text:p>
          </table:table-cell>
          <table:table-cell office:value-type="string" calcext:value-type="string">
            <text:p><text:s/>GB</text:p>
          </table:table-cell>
          <table:table-cell table:style-name="ce18" table:formula="of:=[.B55]*1024/60/60" office:value-type="float" office:value="2.68714666666667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5</text:p>
          </table:table-cell>
          <table:table-cell office:value-type="float" office:value="3.886" calcext:value-type="float">
            <text:p>3,886</text:p>
          </table:table-cell>
          <table:table-cell office:value-type="string" calcext:value-type="string">
            <text:p><text:s/>GB</text:p>
          </table:table-cell>
          <table:table-cell table:style-name="ce18" table:formula="of:=[.B56]*1024/60/60" office:value-type="float" office:value="1.10535111111111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4</text:p>
          </table:table-cell>
          <table:table-cell office:value-type="float" office:value="4.272" calcext:value-type="float">
            <text:p>4,272</text:p>
          </table:table-cell>
          <table:table-cell office:value-type="string" calcext:value-type="string">
            <text:p><text:s/>GB</text:p>
          </table:table-cell>
          <table:table-cell table:style-name="ce18" table:formula="of:=[.B57]*1024/60/60" office:value-type="float" office:value="1.21514666666667" calcext:value-type="float">
            <text:p>1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3</text:p>
          </table:table-cell>
          <table:table-cell office:value-type="float" office:value="3.298" calcext:value-type="float">
            <text:p>3,298</text:p>
          </table:table-cell>
          <table:table-cell office:value-type="string" calcext:value-type="string">
            <text:p><text:s/>GB</text:p>
          </table:table-cell>
          <table:table-cell table:style-name="ce18" table:formula="of:=[.B58]*1024/60/60" office:value-type="float" office:value="0.938097777777778" calcext:value-type="float">
            <text:p>0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2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<text:s/>GB</text:p>
          </table:table-cell>
          <table:table-cell table:style-name="ce18" table:formula="of:=[.B59]*1024/60/60" office:value-type="float" office:value="0.836266666666667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1</text:p>
          </table:table-cell>
          <table:table-cell office:value-type="float" office:value="2.975" calcext:value-type="float">
            <text:p>2,975</text:p>
          </table:table-cell>
          <table:table-cell office:value-type="string" calcext:value-type="string">
            <text:p><text:s/>GB</text:p>
          </table:table-cell>
          <table:table-cell table:style-name="ce18" table:formula="of:=[.B60]*1024/60/60" office:value-type="float" office:value="0.846222222222222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200</text:p>
          </table:table-cell>
          <table:table-cell office:value-type="float" office:value="3.736" calcext:value-type="float">
            <text:p>3,736</text:p>
          </table:table-cell>
          <table:table-cell office:value-type="string" calcext:value-type="string">
            <text:p><text:s/>GB</text:p>
          </table:table-cell>
          <table:table-cell table:style-name="ce18" table:formula="of:=[.B61]*1024/60/60" office:value-type="float" office:value="1.06268444444444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9</text:p>
          </table:table-cell>
          <table:table-cell office:value-type="float" office:value="3.195" calcext:value-type="float">
            <text:p>3,195</text:p>
          </table:table-cell>
          <table:table-cell office:value-type="string" calcext:value-type="string">
            <text:p><text:s/>GB</text:p>
          </table:table-cell>
          <table:table-cell table:style-name="ce18" table:formula="of:=[.B62]*1024/60/60" office:value-type="float" office:value="0.9088" calcext:value-type="float">
            <text:p>0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7</text:p>
          </table:table-cell>
          <table:table-cell office:value-type="float" office:value="4.342" calcext:value-type="float">
            <text:p>4,342</text:p>
          </table:table-cell>
          <table:table-cell office:value-type="string" calcext:value-type="string">
            <text:p><text:s/>GB</text:p>
          </table:table-cell>
          <table:table-cell table:style-name="ce18" table:formula="of:=[.B63]*1024/60/60" office:value-type="float" office:value="1.23505777777778" calcext:value-type="float">
            <text:p>1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6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<text:s/>GB</text:p>
          </table:table-cell>
          <table:table-cell table:style-name="ce18" table:formula="of:=[.B64]*1024/60/60" office:value-type="float" office:value="1.22595555555556" calcext:value-type="float">
            <text:p>1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5</text:p>
          </table:table-cell>
          <table:table-cell office:value-type="float" office:value="3.742" calcext:value-type="float">
            <text:p>3,742</text:p>
          </table:table-cell>
          <table:table-cell office:value-type="string" calcext:value-type="string">
            <text:p><text:s/>GB</text:p>
          </table:table-cell>
          <table:table-cell table:style-name="ce18" table:formula="of:=[.B65]*1024/60/60" office:value-type="float" office:value="1.06439111111111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4</text:p>
          </table:table-cell>
          <table:table-cell office:value-type="float" office:value="4.035" calcext:value-type="float">
            <text:p>4,035</text:p>
          </table:table-cell>
          <table:table-cell office:value-type="string" calcext:value-type="string">
            <text:p><text:s/>GB</text:p>
          </table:table-cell>
          <table:table-cell table:style-name="ce18" table:formula="of:=[.B66]*1024/60/60" office:value-type="float" office:value="1.14773333333333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3</text:p>
          </table:table-cell>
          <table:table-cell office:value-type="float" office:value="9.247" calcext:value-type="float">
            <text:p>9,247</text:p>
          </table:table-cell>
          <table:table-cell office:value-type="string" calcext:value-type="string">
            <text:p><text:s/>GB</text:p>
          </table:table-cell>
          <table:table-cell table:style-name="ce18" table:formula="of:=[.B67]*1024/60/60" office:value-type="float" office:value="2.63025777777778" calcext:value-type="float">
            <text:p>2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2</text:p>
          </table:table-cell>
          <table:table-cell office:value-type="float" office:value="4.768" calcext:value-type="float">
            <text:p>4,768</text:p>
          </table:table-cell>
          <table:table-cell office:value-type="string" calcext:value-type="string">
            <text:p><text:s/>GB</text:p>
          </table:table-cell>
          <table:table-cell table:style-name="ce18" table:formula="of:=[.B68]*1024/60/60" office:value-type="float" office:value="1.35623111111111" calcext:value-type="float">
            <text:p>1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1</text:p>
          </table:table-cell>
          <table:table-cell office:value-type="float" office:value="6.031" calcext:value-type="float">
            <text:p>6,031</text:p>
          </table:table-cell>
          <table:table-cell office:value-type="string" calcext:value-type="string">
            <text:p><text:s/>GB</text:p>
          </table:table-cell>
          <table:table-cell table:style-name="ce18" table:formula="of:=[.B69]*1024/60/60" office:value-type="float" office:value="1.71548444444444" calcext:value-type="float">
            <text:p>1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90</text:p>
          </table:table-cell>
          <table:table-cell office:value-type="float" office:value="2.975" calcext:value-type="float">
            <text:p>2,975</text:p>
          </table:table-cell>
          <table:table-cell office:value-type="string" calcext:value-type="string">
            <text:p><text:s/>GB</text:p>
          </table:table-cell>
          <table:table-cell table:style-name="ce18" table:formula="of:=[.B70]*1024/60/60" office:value-type="float" office:value="0.846222222222222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9</text:p>
          </table:table-cell>
          <table:table-cell office:value-type="float" office:value="3.746" calcext:value-type="float">
            <text:p>3,746</text:p>
          </table:table-cell>
          <table:table-cell office:value-type="string" calcext:value-type="string">
            <text:p><text:s/>GB</text:p>
          </table:table-cell>
          <table:table-cell table:style-name="ce18" table:formula="of:=[.B71]*1024/60/60" office:value-type="float" office:value="1.06552888888889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8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<text:s/>GB</text:p>
          </table:table-cell>
          <table:table-cell table:style-name="ce18" table:formula="of:=[.B72]*1024/60/60" office:value-type="float" office:value="1.10933333333333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6</text:p>
          </table:table-cell>
          <table:table-cell office:value-type="float" office:value="6.84" calcext:value-type="float">
            <text:p>6,84</text:p>
          </table:table-cell>
          <table:table-cell office:value-type="string" calcext:value-type="string">
            <text:p><text:s/>GB</text:p>
          </table:table-cell>
          <table:table-cell table:style-name="ce18" table:formula="of:=[.B73]*1024/60/60" office:value-type="float" office:value="1.9456" calcext:value-type="float">
            <text:p>1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5</text:p>
          </table:table-cell>
          <table:table-cell office:value-type="float" office:value="3.949" calcext:value-type="float">
            <text:p>3,949</text:p>
          </table:table-cell>
          <table:table-cell office:value-type="string" calcext:value-type="string">
            <text:p><text:s/>GB</text:p>
          </table:table-cell>
          <table:table-cell table:style-name="ce18" table:formula="of:=[.B74]*1024/60/60" office:value-type="float" office:value="1.12327111111111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4</text:p>
          </table:table-cell>
          <table:table-cell office:value-type="float" office:value="3.576" calcext:value-type="float">
            <text:p>3,576</text:p>
          </table:table-cell>
          <table:table-cell office:value-type="string" calcext:value-type="string">
            <text:p><text:s/>GB</text:p>
          </table:table-cell>
          <table:table-cell table:style-name="ce18" table:formula="of:=[.B75]*1024/60/60" office:value-type="float" office:value="1.01717333333333" calcext:value-type="float">
            <text:p>1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3</text:p>
          </table:table-cell>
          <table:table-cell office:value-type="float" office:value="5.029" calcext:value-type="float">
            <text:p>5,029</text:p>
          </table:table-cell>
          <table:table-cell office:value-type="string" calcext:value-type="string">
            <text:p><text:s/>GB</text:p>
          </table:table-cell>
          <table:table-cell table:style-name="ce18" table:formula="of:=[.B76]*1024/60/60" office:value-type="float" office:value="1.43047111111111" calcext:value-type="float">
            <text:p>1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2</text:p>
          </table:table-cell>
          <table:table-cell office:value-type="float" office:value="6.32" calcext:value-type="float">
            <text:p>6,32</text:p>
          </table:table-cell>
          <table:table-cell office:value-type="string" calcext:value-type="string">
            <text:p><text:s/>GB</text:p>
          </table:table-cell>
          <table:table-cell table:style-name="ce18" table:formula="of:=[.B77]*1024/60/60" office:value-type="float" office:value="1.79768888888889" calcext:value-type="float">
            <text:p>1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1</text:p>
          </table:table-cell>
          <table:table-cell office:value-type="float" office:value="4.684" calcext:value-type="float">
            <text:p>4,684</text:p>
          </table:table-cell>
          <table:table-cell office:value-type="string" calcext:value-type="string">
            <text:p><text:s/>GB</text:p>
          </table:table-cell>
          <table:table-cell table:style-name="ce18" table:formula="of:=[.B78]*1024/60/60" office:value-type="float" office:value="1.33233777777778" calcext:value-type="float">
            <text:p>1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180</text:p>
          </table:table-cell>
          <table:table-cell office:value-type="float" office:value="4.502" calcext:value-type="float">
            <text:p>4,502</text:p>
          </table:table-cell>
          <table:table-cell office:value-type="string" calcext:value-type="string">
            <text:p><text:s/>GB</text:p>
          </table:table-cell>
          <table:table-cell table:style-name="ce18" table:formula="of:=[.B79]*1024/60/60" office:value-type="float" office:value="1.28056888888889" calcext:value-type="float">
            <text:p>1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92</text:p>
          </table:table-cell>
          <table:table-cell office:value-type="float" office:value="6.598" calcext:value-type="float">
            <text:p>6,598</text:p>
          </table:table-cell>
          <table:table-cell office:value-type="string" calcext:value-type="string">
            <text:p><text:s/>GB</text:p>
          </table:table-cell>
          <table:table-cell table:style-name="ce18" table:formula="of:=[.B80]*1024/60/60" office:value-type="float" office:value="1.87676444444444" calcext:value-type="float">
            <text:p>1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91</text:p>
          </table:table-cell>
          <table:table-cell office:value-type="float" office:value="3.869" calcext:value-type="float">
            <text:p>3,869</text:p>
          </table:table-cell>
          <table:table-cell office:value-type="string" calcext:value-type="string">
            <text:p><text:s/>GB</text:p>
          </table:table-cell>
          <table:table-cell table:style-name="ce18" table:formula="of:=[.B81]*1024/60/60" office:value-type="float" office:value="1.10051555555556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1090</text:p>
          </table:table-cell>
          <table:table-cell office:value-type="float" office:value="6.145" calcext:value-type="float">
            <text:p>6,145</text:p>
          </table:table-cell>
          <table:table-cell office:value-type="string" calcext:value-type="string">
            <text:p><text:s/>GB</text:p>
          </table:table-cell>
          <table:table-cell table:style-name="ce18" table:formula="of:=[.B82]*1024/60/60" office:value-type="float" office:value="1.74791111111111" calcext:value-type="float">
            <text:p>1,7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  <table:table-cell table:style-name="ce18"/>
          <table:table-cell table:number-columns-repeated="2"/>
        </table:table-row>
        <table:table-row table:style-name="ro3">
          <table:table-cell table:style-name="ce5" office:value-type="string" calcext:value-type="string">
            <text:p>ACTIVATED SLUDGE total</text:p>
          </table:table-cell>
          <table:table-cell table:style-name="ce5" table:formula="of:=[.B86]+[.B111]" office:value-type="float" office:value="945.761" calcext:value-type="float">
            <text:p>945,761</text:p>
          </table:table-cell>
          <table:table-cell table:style-name="ce5" office:value-type="string" calcext:value-type="string">
            <text:p><text:s/>GB</text:p>
          </table:table-cell>
          <table:table-cell table:style-name="ce18" table:formula="of:=[.B85]*1024/60/60" office:value-type="float" office:value="269.016462222222" calcext:value-type="float">
            <text:p>269,0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>
            <text:p>activated_sludge nanopore</text:p>
          </table:table-cell>
          <table:table-cell table:style-name="ce8" table:formula="of:=SUM([.B87:.B109])" office:value-type="float" office:value="691.413" calcext:value-type="float">
            <text:p>691,413</text:p>
          </table:table-cell>
          <table:table-cell table:style-name="ce8" office:value-type="string" calcext:value-type="string">
            <text:p><text:s/>GB</text:p>
          </table:table-cell>
          <table:table-cell table:style-name="ce18" table:formula="of:=[.B86]*1024/60/60" office:value-type="float" office:value="196.668586666667" calcext:value-type="float">
            <text:p>196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63</text:p>
          </table:table-cell>
          <table:table-cell table:style-name="ce13" office:value-type="float" office:value="18.433" calcext:value-type="float">
            <text:p>18,433</text:p>
          </table:table-cell>
          <table:table-cell office:value-type="string" calcext:value-type="string">
            <text:p><text:s/>GB</text:p>
          </table:table-cell>
          <table:table-cell table:style-name="ce18" table:formula="of:=[.B87]*1024/60/60" office:value-type="float" office:value="5.24316444444444" calcext:value-type="float">
            <text:p>5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64</text:p>
          </table:table-cell>
          <table:table-cell table:style-name="ce13" office:value-type="float" office:value="22.707" calcext:value-type="float">
            <text:p>22,707</text:p>
          </table:table-cell>
          <table:table-cell office:value-type="string" calcext:value-type="string">
            <text:p><text:s/>GB</text:p>
          </table:table-cell>
          <table:table-cell table:style-name="ce18" table:formula="of:=[.B88]*1024/60/60" office:value-type="float" office:value="6.45888" calcext:value-type="float">
            <text:p>6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66</text:p>
          </table:table-cell>
          <table:table-cell table:style-name="ce13" office:value-type="float" office:value="34.462" calcext:value-type="float">
            <text:p>34,462</text:p>
          </table:table-cell>
          <table:table-cell office:value-type="string" calcext:value-type="string">
            <text:p><text:s/>GB</text:p>
          </table:table-cell>
          <table:table-cell table:style-name="ce18" table:formula="of:=[.B89]*1024/60/60" office:value-type="float" office:value="9.80252444444445" calcext:value-type="float">
            <text:p>9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67</text:p>
          </table:table-cell>
          <table:table-cell table:style-name="ce13" office:value-type="float" office:value="28.494" calcext:value-type="float">
            <text:p>28,494</text:p>
          </table:table-cell>
          <table:table-cell office:value-type="string" calcext:value-type="string">
            <text:p><text:s/>GB</text:p>
          </table:table-cell>
          <table:table-cell table:style-name="ce18" table:formula="of:=[.B90]*1024/60/60" office:value-type="float" office:value="8.10496" calcext:value-type="float">
            <text:p>8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68</text:p>
          </table:table-cell>
          <table:table-cell table:style-name="ce13" office:value-type="float" office:value="21.411" calcext:value-type="float">
            <text:p>21,411</text:p>
          </table:table-cell>
          <table:table-cell office:value-type="string" calcext:value-type="string">
            <text:p><text:s/>GB</text:p>
          </table:table-cell>
          <table:table-cell table:style-name="ce18" table:formula="of:=[.B91]*1024/60/60" office:value-type="float" office:value="6.09024" calcext:value-type="float">
            <text:p>6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69</text:p>
          </table:table-cell>
          <table:table-cell table:style-name="ce13" office:value-type="float" office:value="27.9" calcext:value-type="float">
            <text:p>27,9</text:p>
          </table:table-cell>
          <table:table-cell office:value-type="string" calcext:value-type="string">
            <text:p><text:s/>GB</text:p>
          </table:table-cell>
          <table:table-cell table:style-name="ce18" table:formula="of:=[.B92]*1024/60/60" office:value-type="float" office:value="7.936" calcext:value-type="float">
            <text:p>7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0</text:p>
          </table:table-cell>
          <table:table-cell table:style-name="ce13" office:value-type="float" office:value="27.641" calcext:value-type="float">
            <text:p>27,641</text:p>
          </table:table-cell>
          <table:table-cell office:value-type="string" calcext:value-type="string">
            <text:p><text:s/>GB</text:p>
          </table:table-cell>
          <table:table-cell table:style-name="ce18" table:formula="of:=[.B93]*1024/60/60" office:value-type="float" office:value="7.86232888888889" calcext:value-type="float">
            <text:p>7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1</text:p>
          </table:table-cell>
          <table:table-cell table:style-name="ce13" office:value-type="float" office:value="22.309" calcext:value-type="float">
            <text:p>22,309</text:p>
          </table:table-cell>
          <table:table-cell office:value-type="string" calcext:value-type="string">
            <text:p><text:s/>GB</text:p>
          </table:table-cell>
          <table:table-cell table:style-name="ce18" table:formula="of:=[.B94]*1024/60/60" office:value-type="float" office:value="6.34567111111111" calcext:value-type="float">
            <text:p>6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2</text:p>
          </table:table-cell>
          <table:table-cell table:style-name="ce13" office:value-type="float" office:value="42.222" calcext:value-type="float">
            <text:p>42,222</text:p>
          </table:table-cell>
          <table:table-cell office:value-type="string" calcext:value-type="string">
            <text:p><text:s/>GB</text:p>
          </table:table-cell>
          <table:table-cell table:style-name="ce18" table:formula="of:=[.B95]*1024/60/60" office:value-type="float" office:value="12.0098133333333" calcext:value-type="float">
            <text:p>12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3</text:p>
          </table:table-cell>
          <table:table-cell table:style-name="ce13" office:value-type="float" office:value="18.74" calcext:value-type="float">
            <text:p>18,74</text:p>
          </table:table-cell>
          <table:table-cell office:value-type="string" calcext:value-type="string">
            <text:p><text:s/>GB</text:p>
          </table:table-cell>
          <table:table-cell table:style-name="ce18" table:formula="of:=[.B96]*1024/60/60" office:value-type="float" office:value="5.33048888888889" calcext:value-type="float">
            <text:p>5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4</text:p>
          </table:table-cell>
          <table:table-cell table:style-name="ce13" office:value-type="float" office:value="17.544" calcext:value-type="float">
            <text:p>17,544</text:p>
          </table:table-cell>
          <table:table-cell office:value-type="string" calcext:value-type="string">
            <text:p><text:s/>GB</text:p>
          </table:table-cell>
          <table:table-cell table:style-name="ce18" table:formula="of:=[.B97]*1024/60/60" office:value-type="float" office:value="4.99029333333333" calcext:value-type="float">
            <text:p>5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5</text:p>
          </table:table-cell>
          <table:table-cell table:style-name="ce13" office:value-type="float" office:value="35.982" calcext:value-type="float">
            <text:p>35,982</text:p>
          </table:table-cell>
          <table:table-cell office:value-type="string" calcext:value-type="string">
            <text:p><text:s/>GB</text:p>
          </table:table-cell>
          <table:table-cell table:style-name="ce18" table:formula="of:=[.B98]*1024/60/60" office:value-type="float" office:value="10.23488" calcext:value-type="float">
            <text:p>10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7</text:p>
          </table:table-cell>
          <table:table-cell table:style-name="ce13" office:value-type="float" office:value="44.152" calcext:value-type="float">
            <text:p>44,152</text:p>
          </table:table-cell>
          <table:table-cell office:value-type="string" calcext:value-type="string">
            <text:p><text:s/>GB</text:p>
          </table:table-cell>
          <table:table-cell table:style-name="ce18" table:formula="of:=[.B99]*1024/60/60" office:value-type="float" office:value="12.5587911111111" calcext:value-type="float">
            <text:p>12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8</text:p>
          </table:table-cell>
          <table:table-cell table:style-name="ce13" office:value-type="float" office:value="49.287" calcext:value-type="float">
            <text:p>49,287</text:p>
          </table:table-cell>
          <table:table-cell office:value-type="string" calcext:value-type="string">
            <text:p><text:s/>GB</text:p>
          </table:table-cell>
          <table:table-cell table:style-name="ce18" table:formula="of:=[.B100]*1024/60/60" office:value-type="float" office:value="14.0194133333333" calcext:value-type="float">
            <text:p>14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9</text:p>
          </table:table-cell>
          <table:table-cell table:style-name="ce13" office:value-type="float" office:value="31.988" calcext:value-type="float">
            <text:p>31,988</text:p>
          </table:table-cell>
          <table:table-cell office:value-type="string" calcext:value-type="string">
            <text:p><text:s/>GB</text:p>
          </table:table-cell>
          <table:table-cell table:style-name="ce18" table:formula="of:=[.B101]*1024/60/60" office:value-type="float" office:value="9.09880888888889" calcext:value-type="float">
            <text:p>9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80</text:p>
          </table:table-cell>
          <table:table-cell table:style-name="ce13" office:value-type="float" office:value="21.303" calcext:value-type="float">
            <text:p>21,303</text:p>
          </table:table-cell>
          <table:table-cell office:value-type="string" calcext:value-type="string">
            <text:p><text:s/>GB</text:p>
          </table:table-cell>
          <table:table-cell table:style-name="ce18" table:formula="of:=[.B102]*1024/60/60" office:value-type="float" office:value="6.05952" calcext:value-type="float">
            <text:p>6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81</text:p>
          </table:table-cell>
          <table:table-cell table:style-name="ce13" office:value-type="float" office:value="24.436" calcext:value-type="float">
            <text:p>24,436</text:p>
          </table:table-cell>
          <table:table-cell office:value-type="string" calcext:value-type="string">
            <text:p><text:s/>GB</text:p>
          </table:table-cell>
          <table:table-cell table:style-name="ce18" table:formula="of:=[.B103]*1024/60/60" office:value-type="float" office:value="6.95068444444445" calcext:value-type="float">
            <text:p>7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82</text:p>
          </table:table-cell>
          <table:table-cell table:style-name="ce13" office:value-type="float" office:value="23.71" calcext:value-type="float">
            <text:p>23,71</text:p>
          </table:table-cell>
          <table:table-cell office:value-type="string" calcext:value-type="string">
            <text:p><text:s/>GB</text:p>
          </table:table-cell>
          <table:table-cell table:style-name="ce18" table:formula="of:=[.B104]*1024/60/60" office:value-type="float" office:value="6.74417777777778" calcext:value-type="float">
            <text:p>6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83</text:p>
          </table:table-cell>
          <table:table-cell table:style-name="ce13" office:value-type="float" office:value="27.939" calcext:value-type="float">
            <text:p>27,939</text:p>
          </table:table-cell>
          <table:table-cell office:value-type="string" calcext:value-type="string">
            <text:p><text:s/>GB</text:p>
          </table:table-cell>
          <table:table-cell table:style-name="ce18" table:formula="of:=[.B105]*1024/60/60" office:value-type="float" office:value="7.94709333333333" calcext:value-type="float">
            <text:p>7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84</text:p>
          </table:table-cell>
          <table:table-cell table:style-name="ce13" office:value-type="float" office:value="30.212" calcext:value-type="float">
            <text:p>30,212</text:p>
          </table:table-cell>
          <table:table-cell office:value-type="string" calcext:value-type="string">
            <text:p><text:s/>GB</text:p>
          </table:table-cell>
          <table:table-cell table:style-name="ce18" table:formula="of:=[.B106]*1024/60/60" office:value-type="float" office:value="8.59363555555555" calcext:value-type="float">
            <text:p>8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85</text:p>
          </table:table-cell>
          <table:table-cell table:style-name="ce13" office:value-type="float" office:value="49.073" calcext:value-type="float">
            <text:p>49,073</text:p>
          </table:table-cell>
          <table:table-cell office:value-type="string" calcext:value-type="string">
            <text:p><text:s/>GB</text:p>
          </table:table-cell>
          <table:table-cell table:style-name="ce18" table:formula="of:=[.B107]*1024/60/60" office:value-type="float" office:value="13.9585422222222" calcext:value-type="float">
            <text:p>14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86</text:p>
          </table:table-cell>
          <table:table-cell table:style-name="ce13" office:value-type="float" office:value="43.904" calcext:value-type="float">
            <text:p>43,904</text:p>
          </table:table-cell>
          <table:table-cell office:value-type="string" calcext:value-type="string">
            <text:p><text:s/>GB</text:p>
          </table:table-cell>
          <table:table-cell table:style-name="ce18" table:formula="of:=[.B108]*1024/60/60" office:value-type="float" office:value="12.4882488888889" calcext:value-type="float">
            <text:p>12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88</text:p>
          </table:table-cell>
          <table:table-cell table:style-name="ce13" office:value-type="float" office:value="27.564" calcext:value-type="float">
            <text:p>27,564</text:p>
          </table:table-cell>
          <table:table-cell office:value-type="string" calcext:value-type="string">
            <text:p><text:s/>GB</text:p>
          </table:table-cell>
          <table:table-cell table:style-name="ce18" table:formula="of:=[.B109]*1024/60/60" office:value-type="float" office:value="7.84042666666667" calcext:value-type="float">
            <text:p>7,8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8"/>
          <table:table-cell table:number-columns-repeated="2"/>
        </table:table-row>
        <table:table-row table:style-name="ro3">
          <table:table-cell table:style-name="ce8" office:value-type="string" calcext:value-type="string">
            <text:p>activated_sludge mngs</text:p>
          </table:table-cell>
          <table:table-cell table:style-name="ce8" table:formula="of:=SUM([.B112:.B134])" office:value-type="float" office:value="254.348" calcext:value-type="float">
            <text:p>254,348</text:p>
          </table:table-cell>
          <table:table-cell table:style-name="ce8" office:value-type="string" calcext:value-type="string">
            <text:p><text:s/>GB</text:p>
          </table:table-cell>
          <table:table-cell table:style-name="ce18" table:formula="of:=[.B111]*1024/60/60" office:value-type="float" office:value="72.3478755555556" calcext:value-type="float">
            <text:p>72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89</text:p>
          </table:table-cell>
          <table:table-cell office:value-type="float" office:value="11.043" calcext:value-type="float">
            <text:p>11,043</text:p>
          </table:table-cell>
          <table:table-cell office:value-type="string" calcext:value-type="string">
            <text:p><text:s/>GB</text:p>
          </table:table-cell>
          <table:table-cell table:style-name="ce18" table:formula="of:=[.B112]*1024/60/60" office:value-type="float" office:value="3.14112" calcext:value-type="float">
            <text:p>3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92</text:p>
          </table:table-cell>
          <table:table-cell office:value-type="float" office:value="10.577" calcext:value-type="float">
            <text:p>10,577</text:p>
          </table:table-cell>
          <table:table-cell office:value-type="string" calcext:value-type="string">
            <text:p><text:s/>GB</text:p>
          </table:table-cell>
          <table:table-cell table:style-name="ce18" table:formula="of:=[.B113]*1024/60/60" office:value-type="float" office:value="3.00856888888889" calcext:value-type="float">
            <text:p>3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95</text:p>
          </table:table-cell>
          <table:table-cell office:value-type="float" office:value="10.911" calcext:value-type="float">
            <text:p>10,911</text:p>
          </table:table-cell>
          <table:table-cell office:value-type="string" calcext:value-type="string">
            <text:p><text:s/>GB</text:p>
          </table:table-cell>
          <table:table-cell table:style-name="ce18" table:formula="of:=[.B114]*1024/60/60" office:value-type="float" office:value="3.10357333333333" calcext:value-type="float">
            <text:p>3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99</text:p>
          </table:table-cell>
          <table:table-cell office:value-type="float" office:value="11.576" calcext:value-type="float">
            <text:p>11,576</text:p>
          </table:table-cell>
          <table:table-cell office:value-type="string" calcext:value-type="string">
            <text:p><text:s/>GB</text:p>
          </table:table-cell>
          <table:table-cell table:style-name="ce18" table:formula="of:=[.B115]*1024/60/60" office:value-type="float" office:value="3.29272888888889" calcext:value-type="float">
            <text:p>3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02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<text:s/>GB</text:p>
          </table:table-cell>
          <table:table-cell table:style-name="ce18" table:formula="of:=[.B116]*1024/60/60" office:value-type="float" office:value="3.19431111111111" calcext:value-type="float">
            <text:p>3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05</text:p>
          </table:table-cell>
          <table:table-cell office:value-type="float" office:value="11.059" calcext:value-type="float">
            <text:p>11,059</text:p>
          </table:table-cell>
          <table:table-cell office:value-type="string" calcext:value-type="string">
            <text:p><text:s/>GB</text:p>
          </table:table-cell>
          <table:table-cell table:style-name="ce18" table:formula="of:=[.B117]*1024/60/60" office:value-type="float" office:value="3.14567111111111" calcext:value-type="float">
            <text:p>3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08</text:p>
          </table:table-cell>
          <table:table-cell office:value-type="float" office:value="12.165" calcext:value-type="float">
            <text:p>12,165</text:p>
          </table:table-cell>
          <table:table-cell office:value-type="string" calcext:value-type="string">
            <text:p><text:s/>GB</text:p>
          </table:table-cell>
          <table:table-cell table:style-name="ce18" table:formula="of:=[.B118]*1024/60/60" office:value-type="float" office:value="3.46026666666667" calcext:value-type="float">
            <text:p>3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12</text:p>
          </table:table-cell>
          <table:table-cell office:value-type="float" office:value="10.405" calcext:value-type="float">
            <text:p>10,405</text:p>
          </table:table-cell>
          <table:table-cell office:value-type="string" calcext:value-type="string">
            <text:p><text:s/>GB</text:p>
          </table:table-cell>
          <table:table-cell table:style-name="ce18" table:formula="of:=[.B119]*1024/60/60" office:value-type="float" office:value="2.95964444444444" calcext:value-type="float">
            <text:p>3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15</text:p>
          </table:table-cell>
          <table:table-cell office:value-type="float" office:value="12.303" calcext:value-type="float">
            <text:p>12,303</text:p>
          </table:table-cell>
          <table:table-cell office:value-type="string" calcext:value-type="string">
            <text:p><text:s/>GB</text:p>
          </table:table-cell>
          <table:table-cell table:style-name="ce18" table:formula="of:=[.B120]*1024/60/60" office:value-type="float" office:value="3.49952" calcext:value-type="float">
            <text:p>3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18</text:p>
          </table:table-cell>
          <table:table-cell office:value-type="float" office:value="11.545" calcext:value-type="float">
            <text:p>11,545</text:p>
          </table:table-cell>
          <table:table-cell office:value-type="string" calcext:value-type="string">
            <text:p><text:s/>GB</text:p>
          </table:table-cell>
          <table:table-cell table:style-name="ce18" table:formula="of:=[.B121]*1024/60/60" office:value-type="float" office:value="3.28391111111111" calcext:value-type="float">
            <text:p>3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22</text:p>
          </table:table-cell>
          <table:table-cell office:value-type="float" office:value="11.202" calcext:value-type="float">
            <text:p>11,202</text:p>
          </table:table-cell>
          <table:table-cell office:value-type="string" calcext:value-type="string">
            <text:p><text:s/>GB</text:p>
          </table:table-cell>
          <table:table-cell table:style-name="ce18" table:formula="of:=[.B122]*1024/60/60" office:value-type="float" office:value="3.18634666666667" calcext:value-type="float">
            <text:p>3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25</text:p>
          </table:table-cell>
          <table:table-cell office:value-type="float" office:value="9.698" calcext:value-type="float">
            <text:p>9,698</text:p>
          </table:table-cell>
          <table:table-cell office:value-type="string" calcext:value-type="string">
            <text:p><text:s/>GB</text:p>
          </table:table-cell>
          <table:table-cell table:style-name="ce18" table:formula="of:=[.B123]*1024/60/60" office:value-type="float" office:value="2.75854222222222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31</text:p>
          </table:table-cell>
          <table:table-cell office:value-type="float" office:value="13.132" calcext:value-type="float">
            <text:p>13,132</text:p>
          </table:table-cell>
          <table:table-cell office:value-type="string" calcext:value-type="string">
            <text:p><text:s/>GB</text:p>
          </table:table-cell>
          <table:table-cell table:style-name="ce18" table:formula="of:=[.B124]*1024/60/60" office:value-type="float" office:value="3.73532444444444" calcext:value-type="float">
            <text:p>3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35</text:p>
          </table:table-cell>
          <table:table-cell office:value-type="float" office:value="11.228" calcext:value-type="float">
            <text:p>11,228</text:p>
          </table:table-cell>
          <table:table-cell office:value-type="string" calcext:value-type="string">
            <text:p><text:s/>GB</text:p>
          </table:table-cell>
          <table:table-cell table:style-name="ce18" table:formula="of:=[.B125]*1024/60/60" office:value-type="float" office:value="3.19374222222222" calcext:value-type="float">
            <text:p>3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38</text:p>
          </table:table-cell>
          <table:table-cell office:value-type="float" office:value="8.855" calcext:value-type="float">
            <text:p>8,855</text:p>
          </table:table-cell>
          <table:table-cell office:value-type="string" calcext:value-type="string">
            <text:p><text:s/>GB</text:p>
          </table:table-cell>
          <table:table-cell table:style-name="ce18" table:formula="of:=[.B126]*1024/60/60" office:value-type="float" office:value="2.51875555555556" calcext:value-type="float">
            <text:p>2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41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<text:s/>GB</text:p>
          </table:table-cell>
          <table:table-cell table:style-name="ce18" table:formula="of:=[.B127]*1024/60/60" office:value-type="float" office:value="2.48291555555556" calcext:value-type="float">
            <text:p>2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44</text:p>
          </table:table-cell>
          <table:table-cell office:value-type="float" office:value="11.169" calcext:value-type="float">
            <text:p>11,169</text:p>
          </table:table-cell>
          <table:table-cell office:value-type="string" calcext:value-type="string">
            <text:p><text:s/>GB</text:p>
          </table:table-cell>
          <table:table-cell table:style-name="ce18" table:formula="of:=[.B128]*1024/60/60" office:value-type="float" office:value="3.17696" calcext:value-type="float">
            <text:p>3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48</text:p>
          </table:table-cell>
          <table:table-cell office:value-type="float" office:value="11.247" calcext:value-type="float">
            <text:p>11,247</text:p>
          </table:table-cell>
          <table:table-cell office:value-type="string" calcext:value-type="string">
            <text:p><text:s/>GB</text:p>
          </table:table-cell>
          <table:table-cell table:style-name="ce18" table:formula="of:=[.B129]*1024/60/60" office:value-type="float" office:value="3.19914666666667" calcext:value-type="float">
            <text:p>3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51</text:p>
          </table:table-cell>
          <table:table-cell office:value-type="float" office:value="12.578" calcext:value-type="float">
            <text:p>12,578</text:p>
          </table:table-cell>
          <table:table-cell office:value-type="string" calcext:value-type="string">
            <text:p><text:s/>GB</text:p>
          </table:table-cell>
          <table:table-cell table:style-name="ce18" table:formula="of:=[.B130]*1024/60/60" office:value-type="float" office:value="3.57774222222222" calcext:value-type="float">
            <text:p>3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54</text:p>
          </table:table-cell>
          <table:table-cell office:value-type="float" office:value="9.675" calcext:value-type="float">
            <text:p>9,675</text:p>
          </table:table-cell>
          <table:table-cell office:value-type="string" calcext:value-type="string">
            <text:p><text:s/>GB</text:p>
          </table:table-cell>
          <table:table-cell table:style-name="ce18" table:formula="of:=[.B131]*1024/60/60" office:value-type="float" office:value="2.752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3976</text:p>
          </table:table-cell>
          <table:table-cell office:value-type="float" office:value="11.791" calcext:value-type="float">
            <text:p>11,791</text:p>
          </table:table-cell>
          <table:table-cell office:value-type="string" calcext:value-type="string">
            <text:p><text:s/>GB</text:p>
          </table:table-cell>
          <table:table-cell table:style-name="ce18" table:formula="of:=[.B132]*1024/60/60" office:value-type="float" office:value="3.35388444444444" calcext:value-type="float">
            <text:p>3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09</text:p>
          </table:table-cell>
          <table:table-cell office:value-type="float" office:value="12.771" calcext:value-type="float">
            <text:p>12,771</text:p>
          </table:table-cell>
          <table:table-cell office:value-type="string" calcext:value-type="string">
            <text:p><text:s/>GB</text:p>
          </table:table-cell>
          <table:table-cell table:style-name="ce18" table:formula="of:=[.B133]*1024/60/60" office:value-type="float" office:value="3.63264" calcext:value-type="float">
            <text:p>3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1674045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<text:s/>GB</text:p>
          </table:table-cell>
          <table:table-cell table:style-name="ce18" table:formula="of:=[.B134]*1024/60/60" office:value-type="float" office:value="2.69056" calcext:value-type="float">
            <text:p>2,7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  <table:table-cell table:style-name="ce18"/>
          <table:table-cell table:number-columns-repeated="2"/>
        </table:table-row>
        <table:table-row table:style-name="ro3">
          <table:table-cell table:style-name="ce5" office:value-type="string" calcext:value-type="string">
            <text:p>CHEESE total</text:p>
          </table:table-cell>
          <table:table-cell table:style-name="ce5" table:formula="of:=[.B138]+[.B155]" office:value-type="float" office:value="189.341830078125" calcext:value-type="float">
            <text:p>189,341830078125</text:p>
          </table:table-cell>
          <table:table-cell table:style-name="ce5" office:value-type="string" calcext:value-type="string">
            <text:p><text:s/>GB</text:p>
          </table:table-cell>
          <table:table-cell table:style-name="ce18" table:formula="of:=[.B137]*1024/60/60" office:value-type="float" office:value="53.8572316666667" calcext:value-type="float">
            <text:p>53,9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>
            <text:p>Cheese hifi</text:p>
          </table:table-cell>
          <table:table-cell table:style-name="ce8" table:formula="of:=SUM([.B139:.B153])" office:value-type="float" office:value="61.341830078125" calcext:value-type="float">
            <text:p>61,341830078125</text:p>
          </table:table-cell>
          <table:table-cell table:style-name="ce8" office:value-type="string" calcext:value-type="string">
            <text:p><text:s/>GB</text:p>
          </table:table-cell>
          <table:table-cell table:style-name="ce18" table:formula="of:=[.B138]*1024/60/60" office:value-type="float" office:value="17.4483427777778" calcext:value-type="float">
            <text:p>17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37</text:p>
          </table:table-cell>
          <table:table-cell office:value-type="float" office:value="3.771" calcext:value-type="float">
            <text:p>3,771</text:p>
          </table:table-cell>
          <table:table-cell office:value-type="string" calcext:value-type="string">
            <text:p><text:s/>GB</text:p>
          </table:table-cell>
          <table:table-cell table:style-name="ce18" table:formula="of:=[.B139]*1024/60/60" office:value-type="float" office:value="1.07264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38</text:p>
          </table:table-cell>
          <table:table-cell office:value-type="float" office:value="3.774" calcext:value-type="float">
            <text:p>3,774</text:p>
          </table:table-cell>
          <table:table-cell office:value-type="string" calcext:value-type="string">
            <text:p><text:s/>GB</text:p>
          </table:table-cell>
          <table:table-cell table:style-name="ce18" table:formula="of:=[.B140]*1024/60/60" office:value-type="float" office:value="1.07349333333333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39</text:p>
          </table:table-cell>
          <table:table-cell office:value-type="float" office:value="2.665" calcext:value-type="float">
            <text:p>2,665</text:p>
          </table:table-cell>
          <table:table-cell office:value-type="string" calcext:value-type="string">
            <text:p><text:s/>GB</text:p>
          </table:table-cell>
          <table:table-cell table:style-name="ce18" table:formula="of:=[.B141]*1024/60/60" office:value-type="float" office:value="0.758044444444444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0</text:p>
          </table:table-cell>
          <table:table-cell office:value-type="float" office:value="2.226" calcext:value-type="float">
            <text:p>2,226</text:p>
          </table:table-cell>
          <table:table-cell office:value-type="string" calcext:value-type="string">
            <text:p><text:s/>GB</text:p>
          </table:table-cell>
          <table:table-cell table:style-name="ce18" table:formula="of:=[.B142]*1024/60/60" office:value-type="float" office:value="0.633173333333333" calcext:value-type="float">
            <text:p>0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1</text:p>
          </table:table-cell>
          <table:table-cell office:value-type="float" office:value="10.975" calcext:value-type="float">
            <text:p>10,975</text:p>
          </table:table-cell>
          <table:table-cell office:value-type="string" calcext:value-type="string">
            <text:p><text:s/>GB</text:p>
          </table:table-cell>
          <table:table-cell table:style-name="ce18" table:formula="of:=[.B143]*1024/60/60" office:value-type="float" office:value="3.12177777777778" calcext:value-type="float">
            <text:p>3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2</text:p>
          </table:table-cell>
          <table:table-cell office:value-type="float" office:value="4.452" calcext:value-type="float">
            <text:p>4,452</text:p>
          </table:table-cell>
          <table:table-cell office:value-type="string" calcext:value-type="string">
            <text:p><text:s/>GB</text:p>
          </table:table-cell>
          <table:table-cell table:style-name="ce18" table:formula="of:=[.B144]*1024/60/60" office:value-type="float" office:value="1.26634666666667" calcext:value-type="float">
            <text:p>1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3</text:p>
          </table:table-cell>
          <table:table-cell office:value-type="float" office:value="2.245" calcext:value-type="float">
            <text:p>2,245</text:p>
          </table:table-cell>
          <table:table-cell office:value-type="string" calcext:value-type="string">
            <text:p><text:s/>GB</text:p>
          </table:table-cell>
          <table:table-cell table:style-name="ce18" table:formula="of:=[.B145]*1024/60/60" office:value-type="float" office:value="0.638577777777778" calcext:value-type="float">
            <text:p>0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4</text:p>
          </table:table-cell>
          <table:table-cell office:value-type="float" office:value="6.069" calcext:value-type="float">
            <text:p>6,069</text:p>
          </table:table-cell>
          <table:table-cell office:value-type="string" calcext:value-type="string">
            <text:p><text:s/>GB</text:p>
          </table:table-cell>
          <table:table-cell table:style-name="ce18" table:formula="of:=[.B146]*1024/60/60" office:value-type="float" office:value="1.72629333333333" calcext:value-type="float">
            <text:p>1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5</text:p>
          </table:table-cell>
          <table:table-cell office:value-type="float" office:value="5.732" calcext:value-type="float">
            <text:p>5,732</text:p>
          </table:table-cell>
          <table:table-cell office:value-type="string" calcext:value-type="string">
            <text:p><text:s/>GB</text:p>
          </table:table-cell>
          <table:table-cell table:style-name="ce18" table:formula="of:=[.B147]*1024/60/60" office:value-type="float" office:value="1.63043555555556" calcext:value-type="float">
            <text:p>1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6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<text:s/>GB</text:p>
          </table:table-cell>
          <table:table-cell table:style-name="ce18" table:formula="of:=[.B148]*1024/60/60" office:value-type="float" office:value="1.16337777777778" calcext:value-type="float">
            <text:p>1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7</text:p>
          </table:table-cell>
          <table:table-cell table:style-name="ce14" table:formula="of:=722.627/1024" office:value-type="float" office:value="0.7056904296875" calcext:value-type="float">
            <text:p>0,706</text:p>
          </table:table-cell>
          <table:table-cell office:value-type="string" calcext:value-type="string">
            <text:p><text:s/>GB</text:p>
          </table:table-cell>
          <table:table-cell table:style-name="ce18" table:formula="of:=[.B149]*1024/60/60" office:value-type="float" office:value="0.200729722222222" calcext:value-type="float">
            <text:p>0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8</text:p>
          </table:table-cell>
          <table:table-cell table:style-name="ce14" table:formula="of:=467.087/1024" office:value-type="float" office:value="0.4561396484375" calcext:value-type="float">
            <text:p>0,456</text:p>
          </table:table-cell>
          <table:table-cell office:value-type="string" calcext:value-type="string">
            <text:p><text:s/>GB</text:p>
          </table:table-cell>
          <table:table-cell table:style-name="ce18" table:formula="of:=[.B150]*1024/60/60" office:value-type="float" office:value="0.129746388888889" calcext:value-type="float">
            <text:p>0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49</text:p>
          </table:table-cell>
          <table:table-cell office:value-type="float" office:value="4.146" calcext:value-type="float">
            <text:p>4,146</text:p>
          </table:table-cell>
          <table:table-cell office:value-type="string" calcext:value-type="string">
            <text:p><text:s/>GB</text:p>
          </table:table-cell>
          <table:table-cell table:style-name="ce18" table:formula="of:=[.B151]*1024/60/60" office:value-type="float" office:value="1.17930666666667" calcext:value-type="float">
            <text:p>1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50</text:p>
          </table:table-cell>
          <table:table-cell office:value-type="float" office:value="3.158" calcext:value-type="float">
            <text:p>3,158</text:p>
          </table:table-cell>
          <table:table-cell office:value-type="string" calcext:value-type="string">
            <text:p><text:s/>GB</text:p>
          </table:table-cell>
          <table:table-cell table:style-name="ce18" table:formula="of:=[.B152]*1024/60/60" office:value-type="float" office:value="0.898275555555556" calcext:value-type="float">
            <text:p>0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8495451</text:p>
          </table:table-cell>
          <table:table-cell office:value-type="float" office:value="6.877" calcext:value-type="float">
            <text:p>6,877</text:p>
          </table:table-cell>
          <table:table-cell office:value-type="string" calcext:value-type="string">
            <text:p><text:s/>GB</text:p>
          </table:table-cell>
          <table:table-cell table:style-name="ce18" table:formula="of:=[.B153]*1024/60/60" office:value-type="float" office:value="1.95612444444444" calcext:value-type="float">
            <text:p>2,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8"/>
          <table:table-cell table:number-columns-repeated="2"/>
        </table:table-row>
        <table:table-row table:style-name="ro3">
          <table:table-cell table:style-name="ce8" office:value-type="string" calcext:value-type="string">
            <text:p>Cheese mngs</text:p>
          </table:table-cell>
          <table:table-cell table:style-name="ce8" table:formula="of:=SUM([.B156:.B170])" office:value-type="float" office:value="128" calcext:value-type="float">
            <text:p>128</text:p>
          </table:table-cell>
          <table:table-cell table:style-name="ce8" office:value-type="string" calcext:value-type="string">
            <text:p><text:s/>GB</text:p>
          </table:table-cell>
          <table:table-cell table:style-name="ce18" table:formula="of:=[.B155]*1024/60/60" office:value-type="float" office:value="36.4088888888889" calcext:value-type="float">
            <text:p>36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86</text:p>
          </table:table-cell>
          <table:table-cell office:value-type="float" office:value="9.655" calcext:value-type="float">
            <text:p>9,655</text:p>
          </table:table-cell>
          <table:table-cell office:value-type="string" calcext:value-type="string">
            <text:p><text:s/>GB</text:p>
          </table:table-cell>
          <table:table-cell table:style-name="ce18" table:formula="of:=[.B156]*1024/60/60" office:value-type="float" office:value="2.74631111111111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87</text:p>
          </table:table-cell>
          <table:table-cell office:value-type="float" office:value="10.687" calcext:value-type="float">
            <text:p>10,687</text:p>
          </table:table-cell>
          <table:table-cell office:value-type="string" calcext:value-type="string">
            <text:p><text:s/>GB</text:p>
          </table:table-cell>
          <table:table-cell table:style-name="ce18" table:formula="of:=[.B157]*1024/60/60" office:value-type="float" office:value="3.03985777777778" calcext:value-type="float">
            <text:p>3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88</text:p>
          </table:table-cell>
          <table:table-cell office:value-type="float" office:value="9.76" calcext:value-type="float">
            <text:p>9,76</text:p>
          </table:table-cell>
          <table:table-cell office:value-type="string" calcext:value-type="string">
            <text:p><text:s/>GB</text:p>
          </table:table-cell>
          <table:table-cell table:style-name="ce18" table:formula="of:=[.B158]*1024/60/60" office:value-type="float" office:value="2.77617777777778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90</text:p>
          </table:table-cell>
          <table:table-cell office:value-type="float" office:value="6.854" calcext:value-type="float">
            <text:p>6,854</text:p>
          </table:table-cell>
          <table:table-cell office:value-type="string" calcext:value-type="string">
            <text:p><text:s/>GB</text:p>
          </table:table-cell>
          <table:table-cell table:style-name="ce18" table:formula="of:=[.B159]*1024/60/60" office:value-type="float" office:value="1.94958222222222" calcext:value-type="float">
            <text:p>1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91</text:p>
          </table:table-cell>
          <table:table-cell office:value-type="float" office:value="7.278" calcext:value-type="float">
            <text:p>7,278</text:p>
          </table:table-cell>
          <table:table-cell office:value-type="string" calcext:value-type="string">
            <text:p><text:s/>GB</text:p>
          </table:table-cell>
          <table:table-cell table:style-name="ce18" table:formula="of:=[.B160]*1024/60/60" office:value-type="float" office:value="2.07018666666667" calcext:value-type="float">
            <text:p>2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92</text:p>
          </table:table-cell>
          <table:table-cell office:value-type="float" office:value="9.765" calcext:value-type="float">
            <text:p>9,765</text:p>
          </table:table-cell>
          <table:table-cell office:value-type="string" calcext:value-type="string">
            <text:p><text:s/>GB</text:p>
          </table:table-cell>
          <table:table-cell table:style-name="ce18" table:formula="of:=[.B161]*1024/60/60" office:value-type="float" office:value="2.7776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93</text:p>
          </table:table-cell>
          <table:table-cell office:value-type="float" office:value="9.648" calcext:value-type="float">
            <text:p>9,648</text:p>
          </table:table-cell>
          <table:table-cell office:value-type="string" calcext:value-type="string">
            <text:p><text:s/>GB</text:p>
          </table:table-cell>
          <table:table-cell table:style-name="ce18" table:formula="of:=[.B162]*1024/60/60" office:value-type="float" office:value="2.74432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94</text:p>
          </table:table-cell>
          <table:table-cell office:value-type="float" office:value="3.327" calcext:value-type="float">
            <text:p>3,327</text:p>
          </table:table-cell>
          <table:table-cell office:value-type="string" calcext:value-type="string">
            <text:p><text:s/>GB</text:p>
          </table:table-cell>
          <table:table-cell table:style-name="ce18" table:formula="of:=[.B163]*1024/60/60" office:value-type="float" office:value="0.946346666666667" calcext:value-type="float">
            <text:p>0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95</text:p>
          </table:table-cell>
          <table:table-cell office:value-type="float" office:value="14.129" calcext:value-type="float">
            <text:p>14,129</text:p>
          </table:table-cell>
          <table:table-cell office:value-type="string" calcext:value-type="string">
            <text:p><text:s/>GB</text:p>
          </table:table-cell>
          <table:table-cell table:style-name="ce18" table:formula="of:=[.B164]*1024/60/60" office:value-type="float" office:value="4.01891555555556" calcext:value-type="float">
            <text:p>4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96</text:p>
          </table:table-cell>
          <table:table-cell office:value-type="float" office:value="3.131" calcext:value-type="float">
            <text:p>3,131</text:p>
          </table:table-cell>
          <table:table-cell office:value-type="string" calcext:value-type="string">
            <text:p><text:s/>GB</text:p>
          </table:table-cell>
          <table:table-cell table:style-name="ce18" table:formula="of:=[.B165]*1024/60/60" office:value-type="float" office:value="0.890595555555556" calcext:value-type="float">
            <text:p>0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97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<text:s/>GB</text:p>
          </table:table-cell>
          <table:table-cell table:style-name="ce18" table:formula="of:=[.B166]*1024/60/60" office:value-type="float" office:value="3.57688888888889" calcext:value-type="float">
            <text:p>3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798</text:p>
          </table:table-cell>
          <table:table-cell office:value-type="float" office:value="7.606" calcext:value-type="float">
            <text:p>7,606</text:p>
          </table:table-cell>
          <table:table-cell office:value-type="string" calcext:value-type="string">
            <text:p><text:s/>GB</text:p>
          </table:table-cell>
          <table:table-cell table:style-name="ce18" table:formula="of:=[.B167]*1024/60/60" office:value-type="float" office:value="2.16348444444444" calcext:value-type="float">
            <text:p>2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800</text:p>
          </table:table-cell>
          <table:table-cell office:value-type="float" office:value="9.675" calcext:value-type="float">
            <text:p>9,675</text:p>
          </table:table-cell>
          <table:table-cell office:value-type="string" calcext:value-type="string">
            <text:p><text:s/>GB</text:p>
          </table:table-cell>
          <table:table-cell table:style-name="ce18" table:formula="of:=[.B168]*1024/60/60" office:value-type="float" office:value="2.752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801</text:p>
          </table:table-cell>
          <table:table-cell office:value-type="float" office:value="9.211" calcext:value-type="float">
            <text:p>9,211</text:p>
          </table:table-cell>
          <table:table-cell office:value-type="string" calcext:value-type="string">
            <text:p><text:s/>GB</text:p>
          </table:table-cell>
          <table:table-cell table:style-name="ce18" table:formula="of:=[.B169]*1024/60/60" office:value-type="float" office:value="2.62001777777778" calcext:value-type="float">
            <text:p>2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R17227802</text:p>
          </table:table-cell>
          <table:table-cell office:value-type="float" office:value="4.699" calcext:value-type="float">
            <text:p>4,699</text:p>
          </table:table-cell>
          <table:table-cell office:value-type="string" calcext:value-type="string">
            <text:p><text:s/>GB</text:p>
          </table:table-cell>
          <table:table-cell table:style-name="ce18" table:formula="of:=[.B170]*1024/60/60" office:value-type="float" office:value="1.33660444444444" calcext:value-type="float">
            <text:p>1,3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  <table:table-cell table:style-name="ce18"/>
          <table:table-cell table:number-columns-repeated="2"/>
        </table:table-row>
        <table:table-row table:style-name="ro3">
          <table:table-cell table:style-name="ce5" office:value-type="string" calcext:value-type="string">
            <text:p>MARINE total</text:p>
          </table:table-cell>
          <table:table-cell table:style-name="ce5" table:formula="of:=[.B174]+[.B206]" office:value-type="float" office:value="427.493" calcext:value-type="float">
            <text:p>427,493</text:p>
          </table:table-cell>
          <table:table-cell table:style-name="ce5" office:value-type="string" calcext:value-type="string">
            <text:p><text:s/>GB</text:p>
          </table:table-cell>
          <table:table-cell table:style-name="ce18" table:formula="of:=[.B173]*1024/60/60" office:value-type="float" office:value="121.598008888889" calcext:value-type="float">
            <text:p>121,6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>
            <text:p>Marine hifi</text:p>
          </table:table-cell>
          <table:table-cell table:style-name="ce8" table:formula="of:=SUM([.B175:.B204])" office:value-type="float" office:value="131.72" calcext:value-type="float">
            <text:p>131,72</text:p>
          </table:table-cell>
          <table:table-cell table:style-name="ce8" office:value-type="string" calcext:value-type="string">
            <text:p><text:s/>GB</text:p>
          </table:table-cell>
          <table:table-cell table:style-name="ce18" table:formula="of:=[.B174]*1024/60/60" office:value-type="float" office:value="37.4670222222222" calcext:value-type="float">
            <text:p>37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75</text:p>
          </table:table-cell>
          <table:table-cell office:value-type="float" office:value="3.072" calcext:value-type="float">
            <text:p>3,072</text:p>
          </table:table-cell>
          <table:table-cell office:value-type="string" calcext:value-type="string">
            <text:p><text:s/>GB</text:p>
          </table:table-cell>
          <table:table-cell table:style-name="ce18" table:formula="of:=[.B175]*1024/60/60" office:value-type="float" office:value="0.873813333333333" calcext:value-type="float">
            <text:p>0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76</text:p>
          </table:table-cell>
          <table:table-cell office:value-type="float" office:value="4.149" calcext:value-type="float">
            <text:p>4,149</text:p>
          </table:table-cell>
          <table:table-cell office:value-type="string" calcext:value-type="string">
            <text:p><text:s/>GB</text:p>
          </table:table-cell>
          <table:table-cell table:style-name="ce18" table:formula="of:=[.B176]*1024/60/60" office:value-type="float" office:value="1.18016" calcext:value-type="float">
            <text:p>1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77</text:p>
          </table:table-cell>
          <table:table-cell office:value-type="float" office:value="4.698" calcext:value-type="float">
            <text:p>4,698</text:p>
          </table:table-cell>
          <table:table-cell office:value-type="string" calcext:value-type="string">
            <text:p><text:s/>GB</text:p>
          </table:table-cell>
          <table:table-cell table:style-name="ce18" table:formula="of:=[.B177]*1024/60/60" office:value-type="float" office:value="1.33632" calcext:value-type="float">
            <text:p>1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78</text:p>
          </table:table-cell>
          <table:table-cell office:value-type="float" office:value="2.638" calcext:value-type="float">
            <text:p>2,638</text:p>
          </table:table-cell>
          <table:table-cell office:value-type="string" calcext:value-type="string">
            <text:p><text:s/>GB</text:p>
          </table:table-cell>
          <table:table-cell table:style-name="ce18" table:formula="of:=[.B178]*1024/60/60" office:value-type="float" office:value="0.750364444444445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79</text:p>
          </table:table-cell>
          <table:table-cell office:value-type="float" office:value="5.191" calcext:value-type="float">
            <text:p>5,191</text:p>
          </table:table-cell>
          <table:table-cell office:value-type="string" calcext:value-type="string">
            <text:p><text:s/>GB</text:p>
          </table:table-cell>
          <table:table-cell table:style-name="ce18" table:formula="of:=[.B179]*1024/60/60" office:value-type="float" office:value="1.47655111111111" calcext:value-type="float">
            <text:p>1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0</text:p>
          </table:table-cell>
          <table:table-cell office:value-type="float" office:value="4.885" calcext:value-type="float">
            <text:p>4,885</text:p>
          </table:table-cell>
          <table:table-cell office:value-type="string" calcext:value-type="string">
            <text:p><text:s/>GB</text:p>
          </table:table-cell>
          <table:table-cell table:style-name="ce18" table:formula="of:=[.B180]*1024/60/60" office:value-type="float" office:value="1.38951111111111" calcext:value-type="float">
            <text:p>1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1</text:p>
          </table:table-cell>
          <table:table-cell office:value-type="float" office:value="6.644" calcext:value-type="float">
            <text:p>6,644</text:p>
          </table:table-cell>
          <table:table-cell office:value-type="string" calcext:value-type="string">
            <text:p><text:s/>GB</text:p>
          </table:table-cell>
          <table:table-cell table:style-name="ce18" table:formula="of:=[.B181]*1024/60/60" office:value-type="float" office:value="1.88984888888889" calcext:value-type="float">
            <text:p>1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2</text:p>
          </table:table-cell>
          <table:table-cell office:value-type="float" office:value="6.044" calcext:value-type="float">
            <text:p>6,044</text:p>
          </table:table-cell>
          <table:table-cell office:value-type="string" calcext:value-type="string">
            <text:p><text:s/>GB</text:p>
          </table:table-cell>
          <table:table-cell table:style-name="ce18" table:formula="of:=[.B182]*1024/60/60" office:value-type="float" office:value="1.71918222222222" calcext:value-type="float">
            <text:p>1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3</text:p>
          </table:table-cell>
          <table:table-cell office:value-type="float" office:value="3.468" calcext:value-type="float">
            <text:p>3,468</text:p>
          </table:table-cell>
          <table:table-cell office:value-type="string" calcext:value-type="string">
            <text:p><text:s/>GB</text:p>
          </table:table-cell>
          <table:table-cell table:style-name="ce18" table:formula="of:=[.B183]*1024/60/60" office:value-type="float" office:value="0.986453333333333" calcext:value-type="float">
            <text:p>1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4</text:p>
          </table:table-cell>
          <table:table-cell office:value-type="float" office:value="3.845" calcext:value-type="float">
            <text:p>3,845</text:p>
          </table:table-cell>
          <table:table-cell office:value-type="string" calcext:value-type="string">
            <text:p><text:s/>GB</text:p>
          </table:table-cell>
          <table:table-cell table:style-name="ce18" table:formula="of:=[.B184]*1024/60/60" office:value-type="float" office:value="1.09368888888889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5</text:p>
          </table:table-cell>
          <table:table-cell office:value-type="float" office:value="5.043" calcext:value-type="float">
            <text:p>5,043</text:p>
          </table:table-cell>
          <table:table-cell office:value-type="string" calcext:value-type="string">
            <text:p><text:s/>GB</text:p>
          </table:table-cell>
          <table:table-cell table:style-name="ce18" table:formula="of:=[.B185]*1024/60/60" office:value-type="float" office:value="1.43445333333333" calcext:value-type="float">
            <text:p>1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6</text:p>
          </table:table-cell>
          <table:table-cell office:value-type="float" office:value="5.197" calcext:value-type="float">
            <text:p>5,197</text:p>
          </table:table-cell>
          <table:table-cell office:value-type="string" calcext:value-type="string">
            <text:p><text:s/>GB</text:p>
          </table:table-cell>
          <table:table-cell table:style-name="ce18" table:formula="of:=[.B186]*1024/60/60" office:value-type="float" office:value="1.47825777777778" calcext:value-type="float">
            <text:p>1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7</text:p>
          </table:table-cell>
          <table:table-cell office:value-type="float" office:value="3.684" calcext:value-type="float">
            <text:p>3,684</text:p>
          </table:table-cell>
          <table:table-cell office:value-type="string" calcext:value-type="string">
            <text:p><text:s/>GB</text:p>
          </table:table-cell>
          <table:table-cell table:style-name="ce18" table:formula="of:=[.B187]*1024/60/60" office:value-type="float" office:value="1.04789333333333" calcext:value-type="float">
            <text:p>1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8</text:p>
          </table:table-cell>
          <table:table-cell office:value-type="float" office:value="4.902" calcext:value-type="float">
            <text:p>4,902</text:p>
          </table:table-cell>
          <table:table-cell office:value-type="string" calcext:value-type="string">
            <text:p><text:s/>GB</text:p>
          </table:table-cell>
          <table:table-cell table:style-name="ce18" table:formula="of:=[.B188]*1024/60/60" office:value-type="float" office:value="1.39434666666667" calcext:value-type="float">
            <text:p>1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89</text:p>
          </table:table-cell>
          <table:table-cell office:value-type="float" office:value="4.197" calcext:value-type="float">
            <text:p>4,197</text:p>
          </table:table-cell>
          <table:table-cell office:value-type="string" calcext:value-type="string">
            <text:p><text:s/>GB</text:p>
          </table:table-cell>
          <table:table-cell table:style-name="ce18" table:formula="of:=[.B189]*1024/60/60" office:value-type="float" office:value="1.19381333333333" calcext:value-type="float">
            <text:p>1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0</text:p>
          </table:table-cell>
          <table:table-cell office:value-type="float" office:value="3.457" calcext:value-type="float">
            <text:p>3,457</text:p>
          </table:table-cell>
          <table:table-cell office:value-type="string" calcext:value-type="string">
            <text:p><text:s/>GB</text:p>
          </table:table-cell>
          <table:table-cell table:style-name="ce18" table:formula="of:=[.B190]*1024/60/60" office:value-type="float" office:value="0.983324444444444" calcext:value-type="float">
            <text:p>1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1</text:p>
          </table:table-cell>
          <table:table-cell office:value-type="float" office:value="1.848" calcext:value-type="float">
            <text:p>1,848</text:p>
          </table:table-cell>
          <table:table-cell office:value-type="string" calcext:value-type="string">
            <text:p><text:s/>GB</text:p>
          </table:table-cell>
          <table:table-cell table:style-name="ce18" table:formula="of:=[.B191]*1024/60/60" office:value-type="float" office:value="0.525653333333333" calcext:value-type="float">
            <text:p>0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2</text:p>
          </table:table-cell>
          <table:table-cell office:value-type="float" office:value="2.714" calcext:value-type="float">
            <text:p>2,714</text:p>
          </table:table-cell>
          <table:table-cell office:value-type="string" calcext:value-type="string">
            <text:p><text:s/>GB</text:p>
          </table:table-cell>
          <table:table-cell table:style-name="ce18" table:formula="of:=[.B192]*1024/60/60" office:value-type="float" office:value="0.771982222222222" calcext:value-type="float">
            <text:p>0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3</text:p>
          </table:table-cell>
          <table:table-cell office:value-type="float" office:value="4.882" calcext:value-type="float">
            <text:p>4,882</text:p>
          </table:table-cell>
          <table:table-cell office:value-type="string" calcext:value-type="string">
            <text:p><text:s/>GB</text:p>
          </table:table-cell>
          <table:table-cell table:style-name="ce18" table:formula="of:=[.B193]*1024/60/60" office:value-type="float" office:value="1.38865777777778" calcext:value-type="float">
            <text:p>1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4</text:p>
          </table:table-cell>
          <table:table-cell office:value-type="float" office:value="3.591" calcext:value-type="float">
            <text:p>3,591</text:p>
          </table:table-cell>
          <table:table-cell office:value-type="string" calcext:value-type="string">
            <text:p><text:s/>GB</text:p>
          </table:table-cell>
          <table:table-cell table:style-name="ce18" table:formula="of:=[.B194]*1024/60/60" office:value-type="float" office:value="1.02144" calcext:value-type="float">
            <text:p>1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5</text:p>
          </table:table-cell>
          <table:table-cell office:value-type="float" office:value="4.756" calcext:value-type="float">
            <text:p>4,756</text:p>
          </table:table-cell>
          <table:table-cell office:value-type="string" calcext:value-type="string">
            <text:p><text:s/>GB</text:p>
          </table:table-cell>
          <table:table-cell table:style-name="ce18" table:formula="of:=[.B195]*1024/60/60" office:value-type="float" office:value="1.35281777777778" calcext:value-type="float">
            <text:p>1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6</text:p>
          </table:table-cell>
          <table:table-cell office:value-type="float" office:value="5.965" calcext:value-type="float">
            <text:p>5,965</text:p>
          </table:table-cell>
          <table:table-cell office:value-type="string" calcext:value-type="string">
            <text:p><text:s/>GB</text:p>
          </table:table-cell>
          <table:table-cell table:style-name="ce18" table:formula="of:=[.B196]*1024/60/60" office:value-type="float" office:value="1.69671111111111" calcext:value-type="float">
            <text:p>1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7</text:p>
          </table:table-cell>
          <table:table-cell office:value-type="float" office:value="3.584" calcext:value-type="float">
            <text:p>3,584</text:p>
          </table:table-cell>
          <table:table-cell office:value-type="string" calcext:value-type="string">
            <text:p><text:s/>GB</text:p>
          </table:table-cell>
          <table:table-cell table:style-name="ce18" table:formula="of:=[.B197]*1024/60/60" office:value-type="float" office:value="1.01944888888889" calcext:value-type="float">
            <text:p>1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8</text:p>
          </table:table-cell>
          <table:table-cell office:value-type="float" office:value="4.092" calcext:value-type="float">
            <text:p>4,092</text:p>
          </table:table-cell>
          <table:table-cell office:value-type="string" calcext:value-type="string">
            <text:p><text:s/>GB</text:p>
          </table:table-cell>
          <table:table-cell table:style-name="ce18" table:formula="of:=[.B198]*1024/60/60" office:value-type="float" office:value="1.16394666666667" calcext:value-type="float">
            <text:p>1,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99</text:p>
          </table:table-cell>
          <table:table-cell office:value-type="float" office:value="2.079" calcext:value-type="float">
            <text:p>2,079</text:p>
          </table:table-cell>
          <table:table-cell office:value-type="string" calcext:value-type="string">
            <text:p><text:s/>GB</text:p>
          </table:table-cell>
          <table:table-cell table:style-name="ce18" table:formula="of:=[.B199]*1024/60/60" office:value-type="float" office:value="0.59136" calcext:value-type="float">
            <text:p>0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300</text:p>
          </table:table-cell>
          <table:table-cell office:value-type="float" office:value="4.955" calcext:value-type="float">
            <text:p>4,955</text:p>
          </table:table-cell>
          <table:table-cell office:value-type="string" calcext:value-type="string">
            <text:p><text:s/>GB</text:p>
          </table:table-cell>
          <table:table-cell table:style-name="ce18" table:formula="of:=[.B200]*1024/60/60" office:value-type="float" office:value="1.40942222222222" calcext:value-type="float">
            <text:p>1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301</text:p>
          </table:table-cell>
          <table:table-cell office:value-type="float" office:value="4.675" calcext:value-type="float">
            <text:p>4,675</text:p>
          </table:table-cell>
          <table:table-cell office:value-type="string" calcext:value-type="string">
            <text:p><text:s/>GB</text:p>
          </table:table-cell>
          <table:table-cell table:style-name="ce18" table:formula="of:=[.B201]*1024/60/60" office:value-type="float" office:value="1.32977777777778" calcext:value-type="float">
            <text:p>1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302</text:p>
          </table:table-cell>
          <table:table-cell office:value-type="float" office:value="5.564" calcext:value-type="float">
            <text:p>5,564</text:p>
          </table:table-cell>
          <table:table-cell office:value-type="string" calcext:value-type="string">
            <text:p><text:s/>GB</text:p>
          </table:table-cell>
          <table:table-cell table:style-name="ce18" table:formula="of:=[.B202]*1024/60/60" office:value-type="float" office:value="1.58264888888889" calcext:value-type="float">
            <text:p>1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303</text:p>
          </table:table-cell>
          <table:table-cell office:value-type="float" office:value="6.01" calcext:value-type="float">
            <text:p>6,01</text:p>
          </table:table-cell>
          <table:table-cell office:value-type="string" calcext:value-type="string">
            <text:p><text:s/>GB</text:p>
          </table:table-cell>
          <table:table-cell table:style-name="ce18" table:formula="of:=[.B203]*1024/60/60" office:value-type="float" office:value="1.70951111111111" calcext:value-type="float">
            <text:p>1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304</text:p>
          </table:table-cell>
          <table:table-cell office:value-type="float" office:value="5.891" calcext:value-type="float">
            <text:p>5,891</text:p>
          </table:table-cell>
          <table:table-cell office:value-type="string" calcext:value-type="string">
            <text:p><text:s/>GB</text:p>
          </table:table-cell>
          <table:table-cell table:style-name="ce18" table:formula="of:=[.B204]*1024/60/60" office:value-type="float" office:value="1.67566222222222" calcext:value-type="float">
            <text:p>1,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8"/>
          <table:table-cell table:number-columns-repeated="2"/>
        </table:table-row>
        <table:table-row table:style-name="ro3">
          <table:table-cell table:style-name="ce8" office:value-type="string" calcext:value-type="string">
            <text:p>Marine mngs</text:p>
          </table:table-cell>
          <table:table-cell table:style-name="ce8" table:formula="of:=SUM([.B207:.B236])" office:value-type="float" office:value="295.773" calcext:value-type="float">
            <text:p>295,773</text:p>
          </table:table-cell>
          <table:table-cell table:style-name="ce8" office:value-type="string" calcext:value-type="string">
            <text:p><text:s/>GB</text:p>
          </table:table-cell>
          <table:table-cell table:style-name="ce18" table:formula="of:=[.B206]*1024/60/60" office:value-type="float" office:value="84.1309866666667" calcext:value-type="float">
            <text:p>84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34</text:p>
          </table:table-cell>
          <table:table-cell office:value-type="float" office:value="11.794" calcext:value-type="float">
            <text:p>11,794</text:p>
          </table:table-cell>
          <table:table-cell office:value-type="string" calcext:value-type="string">
            <text:p><text:s/>GB</text:p>
          </table:table-cell>
          <table:table-cell table:style-name="ce18" table:formula="of:=[.B207]*1024/60/60" office:value-type="float" office:value="3.35473777777778" calcext:value-type="float">
            <text:p>3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35</text:p>
          </table:table-cell>
          <table:table-cell office:value-type="float" office:value="11.907" calcext:value-type="float">
            <text:p>11,907</text:p>
          </table:table-cell>
          <table:table-cell office:value-type="string" calcext:value-type="string">
            <text:p><text:s/>GB</text:p>
          </table:table-cell>
          <table:table-cell table:style-name="ce18" table:formula="of:=[.B208]*1024/60/60" office:value-type="float" office:value="3.38688" calcext:value-type="float">
            <text:p>3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36</text:p>
          </table:table-cell>
          <table:table-cell office:value-type="float" office:value="9.458" calcext:value-type="float">
            <text:p>9,458</text:p>
          </table:table-cell>
          <table:table-cell office:value-type="string" calcext:value-type="string">
            <text:p><text:s/>GB</text:p>
          </table:table-cell>
          <table:table-cell table:style-name="ce18" table:formula="of:=[.B209]*1024/60/60" office:value-type="float" office:value="2.69027555555556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37</text:p>
          </table:table-cell>
          <table:table-cell office:value-type="float" office:value="9.162" calcext:value-type="float">
            <text:p>9,162</text:p>
          </table:table-cell>
          <table:table-cell office:value-type="string" calcext:value-type="string">
            <text:p><text:s/>GB</text:p>
          </table:table-cell>
          <table:table-cell table:style-name="ce18" table:formula="of:=[.B210]*1024/60/60" office:value-type="float" office:value="2.60608" calcext:value-type="float">
            <text:p>2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38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<text:s/>GB</text:p>
          </table:table-cell>
          <table:table-cell table:style-name="ce18" table:formula="of:=[.B211]*1024/60/60" office:value-type="float" office:value="2.82168888888889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39</text:p>
          </table:table-cell>
          <table:table-cell office:value-type="float" office:value="9.391" calcext:value-type="float">
            <text:p>9,391</text:p>
          </table:table-cell>
          <table:table-cell office:value-type="string" calcext:value-type="string">
            <text:p><text:s/>GB</text:p>
          </table:table-cell>
          <table:table-cell table:style-name="ce18" table:formula="of:=[.B212]*1024/60/60" office:value-type="float" office:value="2.67121777777778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0</text:p>
          </table:table-cell>
          <table:table-cell office:value-type="float" office:value="10.646" calcext:value-type="float">
            <text:p>10,646</text:p>
          </table:table-cell>
          <table:table-cell office:value-type="string" calcext:value-type="string">
            <text:p><text:s/>GB</text:p>
          </table:table-cell>
          <table:table-cell table:style-name="ce18" table:formula="of:=[.B213]*1024/60/60" office:value-type="float" office:value="3.02819555555556" calcext:value-type="float">
            <text:p>3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1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<text:s/>GB</text:p>
          </table:table-cell>
          <table:table-cell table:style-name="ce18" table:formula="of:=[.B214]*1024/60/60" office:value-type="float" office:value="2.9824" calcext:value-type="float">
            <text:p>3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2</text:p>
          </table:table-cell>
          <table:table-cell office:value-type="float" office:value="9.319" calcext:value-type="float">
            <text:p>9,319</text:p>
          </table:table-cell>
          <table:table-cell office:value-type="string" calcext:value-type="string">
            <text:p><text:s/>GB</text:p>
          </table:table-cell>
          <table:table-cell table:style-name="ce18" table:formula="of:=[.B215]*1024/60/60" office:value-type="float" office:value="2.65073777777778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3</text:p>
          </table:table-cell>
          <table:table-cell office:value-type="float" office:value="9.683" calcext:value-type="float">
            <text:p>9,683</text:p>
          </table:table-cell>
          <table:table-cell office:value-type="string" calcext:value-type="string">
            <text:p><text:s/>GB</text:p>
          </table:table-cell>
          <table:table-cell table:style-name="ce18" table:formula="of:=[.B216]*1024/60/60" office:value-type="float" office:value="2.75427555555556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4</text:p>
          </table:table-cell>
          <table:table-cell office:value-type="float" office:value="9.267" calcext:value-type="float">
            <text:p>9,267</text:p>
          </table:table-cell>
          <table:table-cell office:value-type="string" calcext:value-type="string">
            <text:p><text:s/>GB</text:p>
          </table:table-cell>
          <table:table-cell table:style-name="ce18" table:formula="of:=[.B217]*1024/60/60" office:value-type="float" office:value="2.63594666666667" calcext:value-type="float">
            <text:p>2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5</text:p>
          </table:table-cell>
          <table:table-cell office:value-type="float" office:value="9.154" calcext:value-type="float">
            <text:p>9,154</text:p>
          </table:table-cell>
          <table:table-cell office:value-type="string" calcext:value-type="string">
            <text:p><text:s/>GB</text:p>
          </table:table-cell>
          <table:table-cell table:style-name="ce18" table:formula="of:=[.B218]*1024/60/60" office:value-type="float" office:value="2.60380444444444" calcext:value-type="float">
            <text:p>2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6</text:p>
          </table:table-cell>
          <table:table-cell office:value-type="float" office:value="8.837" calcext:value-type="float">
            <text:p>8,837</text:p>
          </table:table-cell>
          <table:table-cell office:value-type="string" calcext:value-type="string">
            <text:p><text:s/>GB</text:p>
          </table:table-cell>
          <table:table-cell table:style-name="ce18" table:formula="of:=[.B219]*1024/60/60" office:value-type="float" office:value="2.51363555555556" calcext:value-type="float">
            <text:p>2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7</text:p>
          </table:table-cell>
          <table:table-cell office:value-type="float" office:value="10.318" calcext:value-type="float">
            <text:p>10,318</text:p>
          </table:table-cell>
          <table:table-cell office:value-type="string" calcext:value-type="string">
            <text:p><text:s/>GB</text:p>
          </table:table-cell>
          <table:table-cell table:style-name="ce18" table:formula="of:=[.B220]*1024/60/60" office:value-type="float" office:value="2.93489777777778" calcext:value-type="float">
            <text:p>2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8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<text:s/>GB</text:p>
          </table:table-cell>
          <table:table-cell table:style-name="ce18" table:formula="of:=[.B221]*1024/60/60" office:value-type="float" office:value="3.02848" calcext:value-type="float">
            <text:p>3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49</text:p>
          </table:table-cell>
          <table:table-cell office:value-type="float" office:value="9.445" calcext:value-type="float">
            <text:p>9,445</text:p>
          </table:table-cell>
          <table:table-cell office:value-type="string" calcext:value-type="string">
            <text:p><text:s/>GB</text:p>
          </table:table-cell>
          <table:table-cell table:style-name="ce18" table:formula="of:=[.B222]*1024/60/60" office:value-type="float" office:value="2.68657777777778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0</text:p>
          </table:table-cell>
          <table:table-cell office:value-type="float" office:value="8.315" calcext:value-type="float">
            <text:p>8,315</text:p>
          </table:table-cell>
          <table:table-cell office:value-type="string" calcext:value-type="string">
            <text:p><text:s/>GB</text:p>
          </table:table-cell>
          <table:table-cell table:style-name="ce18" table:formula="of:=[.B223]*1024/60/60" office:value-type="float" office:value="2.36515555555556" calcext:value-type="float">
            <text:p>2,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1</text:p>
          </table:table-cell>
          <table:table-cell office:value-type="float" office:value="9.622" calcext:value-type="float">
            <text:p>9,622</text:p>
          </table:table-cell>
          <table:table-cell office:value-type="string" calcext:value-type="string">
            <text:p><text:s/>GB</text:p>
          </table:table-cell>
          <table:table-cell table:style-name="ce18" table:formula="of:=[.B224]*1024/60/60" office:value-type="float" office:value="2.73692444444444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2</text:p>
          </table:table-cell>
          <table:table-cell office:value-type="float" office:value="9.936" calcext:value-type="float">
            <text:p>9,936</text:p>
          </table:table-cell>
          <table:table-cell office:value-type="string" calcext:value-type="string">
            <text:p><text:s/>GB</text:p>
          </table:table-cell>
          <table:table-cell table:style-name="ce18" table:formula="of:=[.B225]*1024/60/60" office:value-type="float" office:value="2.82624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3</text:p>
          </table:table-cell>
          <table:table-cell office:value-type="float" office:value="9.495" calcext:value-type="float">
            <text:p>9,495</text:p>
          </table:table-cell>
          <table:table-cell office:value-type="string" calcext:value-type="string">
            <text:p><text:s/>GB</text:p>
          </table:table-cell>
          <table:table-cell table:style-name="ce18" table:formula="of:=[.B226]*1024/60/60" office:value-type="float" office:value="2.7008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4</text:p>
          </table:table-cell>
          <table:table-cell office:value-type="float" office:value="9.638" calcext:value-type="float">
            <text:p>9,638</text:p>
          </table:table-cell>
          <table:table-cell office:value-type="string" calcext:value-type="string">
            <text:p><text:s/>GB</text:p>
          </table:table-cell>
          <table:table-cell table:style-name="ce18" table:formula="of:=[.B227]*1024/60/60" office:value-type="float" office:value="2.74147555555556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5</text:p>
          </table:table-cell>
          <table:table-cell office:value-type="float" office:value="9.402" calcext:value-type="float">
            <text:p>9,402</text:p>
          </table:table-cell>
          <table:table-cell office:value-type="string" calcext:value-type="string">
            <text:p><text:s/>GB</text:p>
          </table:table-cell>
          <table:table-cell table:style-name="ce18" table:formula="of:=[.B228]*1024/60/60" office:value-type="float" office:value="2.67434666666667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6</text:p>
          </table:table-cell>
          <table:table-cell office:value-type="float" office:value="9.883" calcext:value-type="float">
            <text:p>9,883</text:p>
          </table:table-cell>
          <table:table-cell office:value-type="string" calcext:value-type="string">
            <text:p><text:s/>GB</text:p>
          </table:table-cell>
          <table:table-cell table:style-name="ce18" table:formula="of:=[.B229]*1024/60/60" office:value-type="float" office:value="2.81116444444444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7</text:p>
          </table:table-cell>
          <table:table-cell office:value-type="float" office:value="9.412" calcext:value-type="float">
            <text:p>9,412</text:p>
          </table:table-cell>
          <table:table-cell office:value-type="string" calcext:value-type="string">
            <text:p><text:s/>GB</text:p>
          </table:table-cell>
          <table:table-cell table:style-name="ce18" table:formula="of:=[.B230]*1024/60/60" office:value-type="float" office:value="2.67719111111111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8</text:p>
          </table:table-cell>
          <table:table-cell office:value-type="float" office:value="10.116" calcext:value-type="float">
            <text:p>10,116</text:p>
          </table:table-cell>
          <table:table-cell office:value-type="string" calcext:value-type="string">
            <text:p><text:s/>GB</text:p>
          </table:table-cell>
          <table:table-cell table:style-name="ce18" table:formula="of:=[.B231]*1024/60/60" office:value-type="float" office:value="2.87744" calcext:value-type="float">
            <text:p>2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59</text:p>
          </table:table-cell>
          <table:table-cell office:value-type="float" office:value="9.542" calcext:value-type="float">
            <text:p>9,542</text:p>
          </table:table-cell>
          <table:table-cell office:value-type="string" calcext:value-type="string">
            <text:p><text:s/>GB</text:p>
          </table:table-cell>
          <table:table-cell table:style-name="ce18" table:formula="of:=[.B232]*1024/60/60" office:value-type="float" office:value="2.71416888888889" calcext:value-type="float">
            <text:p>2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60</text:p>
          </table:table-cell>
          <table:table-cell office:value-type="float" office:value="10.208" calcext:value-type="float">
            <text:p>10,208</text:p>
          </table:table-cell>
          <table:table-cell office:value-type="string" calcext:value-type="string">
            <text:p><text:s/>GB</text:p>
          </table:table-cell>
          <table:table-cell table:style-name="ce18" table:formula="of:=[.B233]*1024/60/60" office:value-type="float" office:value="2.90360888888889" calcext:value-type="float">
            <text:p>2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61</text:p>
          </table:table-cell>
          <table:table-cell office:value-type="float" office:value="10.183" calcext:value-type="float">
            <text:p>10,183</text:p>
          </table:table-cell>
          <table:table-cell office:value-type="string" calcext:value-type="string">
            <text:p><text:s/>GB</text:p>
          </table:table-cell>
          <table:table-cell table:style-name="ce18" table:formula="of:=[.B234]*1024/60/60" office:value-type="float" office:value="2.89649777777778" calcext:value-type="float">
            <text:p>2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62</text:p>
          </table:table-cell>
          <table:table-cell office:value-type="float" office:value="10.532" calcext:value-type="float">
            <text:p>10,532</text:p>
          </table:table-cell>
          <table:table-cell office:value-type="string" calcext:value-type="string">
            <text:p><text:s/>GB</text:p>
          </table:table-cell>
          <table:table-cell table:style-name="ce18" table:formula="of:=[.B235]*1024/60/60" office:value-type="float" office:value="2.99576888888889" calcext:value-type="float">
            <text:p>3,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9769263</text:p>
          </table:table-cell>
          <table:table-cell office:value-type="float" office:value="10.056" calcext:value-type="float">
            <text:p>10,056</text:p>
          </table:table-cell>
          <table:table-cell office:value-type="string" calcext:value-type="string">
            <text:p><text:s/>GB</text:p>
          </table:table-cell>
          <table:table-cell table:style-name="ce18" table:formula="of:=[.B236]*1024/60/60" office:value-type="float" office:value="2.86037333333333" calcext:value-type="float">
            <text:p>2,9</text:p>
          </table:table-cell>
          <table:table-cell table:number-columns-repeated="2"/>
        </table:table-row>
        <table:table-row table:style-name="ro3" table:number-rows-repeated="1048339">
          <table:table-cell table:number-columns-repeated="6"/>
        </table:table-row>
        <table:table-row table:style-name="ro3">
          <table:table-cell table:number-columns-repeated="6"/>
        </table:table-row>
        <calcext:conditional-formats>
          <calcext:conditional-format calcext:target-range-address="data_sizes.B87:data_sizes.B109">
            <calcext:condition calcext:apply-style-name="Bad" calcext:value="&gt;20" calcext:base-cell-address="data_sizes.B8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erif CN" svg:font-family="'Source Han Serif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erif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erif CN" style:font-family-asian="'Source Han Serif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0T13:24:59.600792408</dc:date>
    <meta:editing-duration>PT4M50S</meta:editing-duration>
    <meta:editing-cycles>1</meta:editing-cycles>
    <meta:document-statistic meta:table-count="1" meta:cell-count="857" meta:object-count="0"/>
    <meta:generator>LibreOffice/25.2.7.2$Linux_X86_64 LibreOffice_project/520$Build-2</meta:generator>
  </office:meta>
</office:document-meta>
</file>